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3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4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28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 fo:line-height="100%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3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indent="0.4916in"/>
    </style:style>
    <style:style style:name="P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 fo:text-align="center"/>
    </style:style>
    <style:style style:name="T7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2" style:family="table-column">
      <style:table-column-properties style:column-width="1.6562in" style:use-optimal-column-width="false"/>
    </style:style>
    <style:style style:name="TableColumn93" style:family="table-column">
      <style:table-column-properties style:column-width="0.75in" style:use-optimal-column-width="false"/>
    </style:style>
    <style:style style:name="TableColumn94" style:family="table-column">
      <style:table-column-properties style:column-width="3.8958in" style:use-optimal-column-width="false"/>
    </style:style>
    <style:style style:name="Table91" style:family="table">
      <style:table-properties style:width="6.302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style:font-name-asian="Times New Roma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 style:font-name-asian="Times New Roma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style:font-name-asian="Times New Roma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style:font-name-asian="Times New Roma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imes New Roman" style:font-name-asian="Times New Roma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style:font-name-asian="Times New Roma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style:font-name-asian="Times New Roma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Times New Roman" style:font-name-asian="Times New Roman"/>
    </style:style>
    <style:style style:name="TableRow117" style:family="table-row">
      <style:table-row-properties style:use-optimal-row-height="false"/>
    </style:style>
    <style:style style:name="P118" style:parent-style-name="Normal" style:family="paragraph">
      <style:text-properties style:font-name="Calibri" style:font-name-asian="Calibri" fo:font-size="11pt" style:font-size-asian="11pt" fo:hyphenate="tru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Times New Roman" style:font-name-asian="Times New Roma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Times New Roman" style:font-name-asian="Times New Roman"/>
    </style:style>
    <style:style style:name="TableRow123" style:family="table-row">
      <style:table-row-properties style:use-optimal-row-height="false"/>
    </style:style>
    <style:style style:name="P124" style:parent-style-name="Normal" style:family="paragraph">
      <style:text-properties style:font-name="Calibri" style:font-name-asian="Calibri" fo:font-size="11pt" style:font-size-asian="11pt" fo:hyphenate="tru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style:font-name-asian="Times New Roma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Times New Roman" style:font-name-asian="Times New Roman"/>
    </style:style>
    <style:style style:name="TableRow129" style:family="table-row">
      <style:table-row-properties style:use-optimal-row-height="false"/>
    </style:style>
    <style:style style:name="P130" style:parent-style-name="Normal" style:family="paragraph">
      <style:text-properties style:font-name="Calibri" style:font-name-asian="Calibri" fo:font-size="11pt" style:font-size-asian="11pt" fo:hyphenate="tru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style:font-name-asian="Times New Roma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Times New Roman" style:font-name-asian="Times New Roman"/>
    </style:style>
    <style:style style:name="TableRow135" style:family="table-row">
      <style:table-row-properties style:use-optimal-row-height="false"/>
    </style:style>
    <style:style style:name="P136" style:parent-style-name="Normal" style:family="paragraph">
      <style:text-properties style:font-name="Calibri" style:font-name-asian="Calibri" fo:font-size="11pt" style:font-size-asian="11pt" fo:hyphenate="tru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Times New Roman" style:font-name-asian="Times New Roma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Times New Roman" style:font-name-asian="Times New Roma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Times New Roman" style:font-name-asian="Times New Roma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Times New Roman" style:font-name-asian="Times New Roman"/>
    </style:style>
    <style:style style:name="TableRow148" style:family="table-row">
      <style:table-row-properties style:use-optimal-row-height="false"/>
    </style:style>
    <style:style style:name="P149" style:parent-style-name="Normal" style:family="paragraph">
      <style:text-properties style:font-name="Calibri" style:font-name-asian="Calibri" fo:font-size="11pt" style:font-size-asian="11pt" fo:hyphenate="tru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Times New Roman" style:font-name-asian="Times New Roma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Times New Roman" style:font-name-asian="Times New Roman"/>
    </style:style>
    <style:style style:name="TableRow154" style:family="table-row">
      <style:table-row-properties style:use-optimal-row-height="false"/>
    </style:style>
    <style:style style:name="P155" style:parent-style-name="Normal" style:family="paragraph">
      <style:text-properties style:font-name="Calibri" style:font-name-asian="Calibri" fo:font-size="11pt" style:font-size-asian="11pt" fo:hyphenate="tru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Times New Roman" style:font-name-asian="Times New Roma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Times New Roman" style:font-name-asian="Times New Roma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Times New Roman" style:font-name-asian="Times New Roma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Times New Roman" style:font-name-asian="Times New Roman"/>
    </style:style>
    <style:style style:name="TableRow167" style:family="table-row">
      <style:table-row-properties style:use-optimal-row-height="false"/>
    </style:style>
    <style:style style:name="P168" style:parent-style-name="Normal" style:family="paragraph">
      <style:text-properties style:font-name="Calibri" style:font-name-asian="Calibri" fo:font-size="11pt" style:font-size-asian="11pt" fo:hyphenate="tru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Times New Roman" style:font-name-asian="Times New Roma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asian="Times New Roman"/>
    </style:style>
    <style:style style:name="TableRow173" style:family="table-row">
      <style:table-row-properties style:use-optimal-row-height="false"/>
    </style:style>
    <style:style style:name="P174" style:parent-style-name="Normal" style:family="paragraph">
      <style:text-properties style:font-name="Calibri" style:font-name-asian="Calibri" fo:font-size="11pt" style:font-size-asian="11pt" fo:hyphenate="tru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imes New Roman" style:font-name-asian="Times New Roma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Times New Roman" style:font-name-asian="Times New Roma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 style:font-name-asian="Times New Roma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Times New Roman" style:font-name-asian="Times New Roma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style:font-name-asian="Times New Roma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Times New Roman" style:font-name-asian="Times New Roman"/>
    </style:style>
    <style:style style:name="P19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9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94" style:family="table-column">
      <style:table-column-properties style:column-width="1.6562in" style:use-optimal-column-width="false"/>
    </style:style>
    <style:style style:name="TableColumn195" style:family="table-column">
      <style:table-column-properties style:column-width="0.75in" style:use-optimal-column-width="false"/>
    </style:style>
    <style:style style:name="TableColumn196" style:family="table-column">
      <style:table-column-properties style:column-width="3.8958in" style:use-optimal-column-width="false"/>
    </style:style>
    <style:style style:name="Table193" style:family="table">
      <style:table-properties style:width="6.302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Times New Roman" style:font-name-asian="Times New Roma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Times New Roman" style:font-name-asian="Times New Roma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Times New Roman" style:font-name-asian="Times New Roma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style:font-name-asian="Times New Roma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Times New Roman" style:font-name-asian="Times New Roman"/>
    </style:style>
    <style:style style:name="TableRow219" style:family="table-row">
      <style:table-row-properties style:use-optimal-row-height="false"/>
    </style:style>
    <style:style style:name="P220" style:parent-style-name="Normal" style:family="paragraph">
      <style:text-properties style:font-name="Calibri" style:font-name-asian="Calibri" fo:font-size="11pt" style:font-size-asian="11pt" fo:hyphenate="tru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style:font-name="Calibri" style:font-name-asian="Calibri" fo:font-size="11pt" style:font-size-asian="11pt"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style:font-name-asian="Times New Roma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Times New Roman" style:font-name-asian="Times New Roma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asian="Times New Roma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Times New Roman" style:font-name-asian="Times New Roman"/>
    </style:style>
    <style:style style:name="TableRow238" style:family="table-row">
      <style:table-row-properties style:use-optimal-row-height="false"/>
    </style:style>
    <style:style style:name="P239" style:parent-style-name="Normal" style:family="paragraph">
      <style:text-properties style:font-name="Calibri" style:font-name-asian="Calibri" fo:font-size="11pt" style:font-size-asian="11pt" fo:hyphenate="tru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style:font-name-asian="Times New Roma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Row244" style:family="table-row">
      <style:table-row-properties style:use-optimal-row-height="false"/>
    </style:style>
    <style:style style:name="P245" style:parent-style-name="Normal" style:family="paragraph">
      <style:text-properties style:font-name="Calibri" style:font-name-asian="Calibri" fo:font-size="11pt" style:font-size-asian="11pt" fo:hyphenate="tru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style:font-name-asian="Times New Roman"/>
    </style:style>
    <style:style style:name="TableRow250" style:family="table-row">
      <style:table-row-properties style:use-optimal-row-height="false"/>
    </style:style>
    <style:style style:name="P251" style:parent-style-name="Normal" style:family="paragraph">
      <style:text-properties style:font-name="Calibri" style:font-name-asian="Calibri" fo:font-size="11pt" style:font-size-asian="11pt" fo:hyphenate="tru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Times New Roman" style:font-name-asian="Times New Roman"/>
    </style:style>
    <style:style style:name="TableRow256" style:family="table-row">
      <style:table-row-properties style:use-optimal-row-height="false"/>
    </style:style>
    <style:style style:name="P257" style:parent-style-name="Normal" style:family="paragraph">
      <style:text-properties style:font-name="Calibri" style:font-name-asian="Calibri" fo:font-size="11pt" style:font-size-asian="11pt" fo:hyphenate="tru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Times New Roman" style:font-name-asian="Times New Roman"/>
    </style:style>
    <style:style style:name="TableRow262" style:family="table-row">
      <style:table-row-properties style:use-optimal-row-height="false"/>
    </style:style>
    <style:style style:name="P263" style:parent-style-name="Normal" style:family="paragraph">
      <style:text-properties style:font-name="Calibri" style:font-name-asian="Calibri" fo:font-size="11pt" style:font-size-asian="11pt" fo:hyphenate="tru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style:font-name-asian="Times New Roma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Times New Roman" style:font-name-asian="Times New Roma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Times New Roman" style:font-name-asian="Times New Roma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 style:font-name-asian="Times New Roma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style:font-name-asian="Times New Roma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Times New Roman" style:font-name-asian="Times New Roma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Times New Roman" style:font-name-asian="Times New Roma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style:font-name-asian="Times New Roma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Times New Roman" style:font-name-asian="Times New Roman"/>
    </style:style>
    <style:style style:name="P2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9" style:family="table-column">
      <style:table-column-properties style:column-width="1.6562in" style:use-optimal-column-width="false"/>
    </style:style>
    <style:style style:name="TableColumn290" style:family="table-column">
      <style:table-column-properties style:column-width="0.75in" style:use-optimal-column-width="false"/>
    </style:style>
    <style:style style:name="TableColumn291" style:family="table-column">
      <style:table-column-properties style:column-width="3.8958in" style:use-optimal-column-width="false"/>
    </style:style>
    <style:style style:name="Table288" style:family="table">
      <style:table-properties style:width="6.302in" fo:margin-left="0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Times New Roman" style:font-name-asian="Times New Roma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style:font-name-asian="Times New Roma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style:font-name-asian="Times New Roma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style:font-name-asian="Times New Roma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Times New Roman" style:font-name-asian="Times New Roma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style:font-name-asian="Times New Roma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Times New Roman" style:font-name-asian="Times New Roman"/>
    </style:style>
    <style:style style:name="TableRow314" style:family="table-row">
      <style:table-row-properties style:use-optimal-row-height="false"/>
    </style:style>
    <style:style style:name="P315" style:parent-style-name="Normal" style:family="paragraph">
      <style:text-properties style:font-name="Calibri" style:font-name-asian="Calibri" fo:font-size="11pt" style:font-size-asian="11pt" fo:hyphenate="tru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Times New Roman" style:font-name-asian="Times New Roman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Times New Roman" style:font-name-asian="Times New Roma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Times New Roman" style:font-name-asian="Times New Roman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Times New Roman" style:font-name-asian="Times New Roman"/>
    </style:style>
    <style:style style:name="TableRow327" style:family="table-row">
      <style:table-row-properties style:use-optimal-row-height="false"/>
    </style:style>
    <style:style style:name="P328" style:parent-style-name="Normal" style:family="paragraph">
      <style:text-properties style:font-name="Calibri" style:font-name-asian="Calibri" fo:font-size="11pt" style:font-size-asian="11pt" fo:hyphenate="tru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Times New Roman" style:font-name-asian="Times New Roman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Times New Roma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Times New Roman" style:font-name-asian="Times New Roman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Times New Roman" style:font-name-asian="Times New Roman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Times New Roman" style:font-name-asian="Times New Roma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style:font-name-asian="Times New Roma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Times New Roman" style:font-name-asian="Times New Roman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Times New Roman" style:font-name-asian="Times New Roma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Times New Roman" style:font-name-asian="Times New Roman"/>
    </style:style>
    <style:style style:name="T35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56" style:family="table-column">
      <style:table-column-properties style:column-width="1.6562in" style:use-optimal-column-width="false"/>
    </style:style>
    <style:style style:name="TableColumn357" style:family="table-column">
      <style:table-column-properties style:column-width="0.75in" style:use-optimal-column-width="false"/>
    </style:style>
    <style:style style:name="TableColumn358" style:family="table-column">
      <style:table-column-properties style:column-width="3.8958in" style:use-optimal-column-width="false"/>
    </style:style>
    <style:style style:name="Table355" style:family="table">
      <style:table-properties style:width="6.302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asian="Times New Roma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Times New Roman" style:font-name-asian="Times New Roman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Times New Roman" style:font-name-asian="Times New Roma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Times New Roman" style:font-name-asian="Times New Roma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Times New Roman" style:font-name-asian="Times New Roma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Times New Roman" style:font-name-asian="Times New Roman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Times New Roman" style:font-name-asian="Times New Roman"/>
    </style:style>
    <style:style style:name="TableRow381" style:family="table-row">
      <style:table-row-properties style:use-optimal-row-height="false"/>
    </style:style>
    <style:style style:name="P382" style:parent-style-name="Normal" style:family="paragraph">
      <style:text-properties style:font-name="Calibri" style:font-name-asian="Calibri" fo:font-size="11pt" style:font-size-asian="11pt" fo:hyphenate="tru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Times New Roman" style:font-name-asian="Times New Roma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 style:font-name-asian="Times New Roman"/>
    </style:style>
    <style:style style:name="TableRow387" style:family="table-row">
      <style:table-row-properties style:use-optimal-row-height="false"/>
    </style:style>
    <style:style style:name="P388" style:parent-style-name="Normal" style:family="paragraph">
      <style:text-properties style:font-name="Calibri" style:font-name-asian="Calibri" fo:font-size="11pt" style:font-size-asian="11pt" fo:hyphenate="tru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Times New Roman" style:font-name-asian="Times New Roman"/>
    </style:style>
    <style:style style:name="TableRow393" style:family="table-row">
      <style:table-row-properties style:use-optimal-row-height="false"/>
    </style:style>
    <style:style style:name="P394" style:parent-style-name="Normal" style:family="paragraph">
      <style:text-properties style:font-name="Calibri" style:font-name-asian="Calibri" fo:font-size="11pt" style:font-size-asian="11pt" fo:hyphenate="tru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style:font-name-asian="Times New Roman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Times New Roman" style:font-name-asian="Times New Roman"/>
    </style:style>
    <style:style style:name="TableRow399" style:family="table-row">
      <style:table-row-properties style:use-optimal-row-height="false"/>
    </style:style>
    <style:style style:name="P400" style:parent-style-name="Normal" style:family="paragraph">
      <style:text-properties style:font-name="Calibri" style:font-name-asian="Calibri" fo:font-size="11pt" style:font-size-asian="11pt" fo:hyphenate="tru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style:font-name-asian="Times New Roma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Times New Roman" style:font-name-asian="Times New Roma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Times New Roman" style:font-name-asian="Times New Roman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Times New Roman" style:font-name-asian="Times New Roman"/>
    </style:style>
    <style:style style:name="TableRow412" style:family="table-row">
      <style:table-row-properties style:use-optimal-row-height="false"/>
    </style:style>
    <style:style style:name="P413" style:parent-style-name="Normal" style:family="paragraph">
      <style:text-properties style:font-name="Calibri" style:font-name-asian="Calibri" fo:font-size="11pt" style:font-size-asian="11pt" fo:hyphenate="tru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Times New Roman" style:font-name-asian="Times New Roma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Row418" style:family="table-row">
      <style:table-row-properties style:use-optimal-row-height="false"/>
    </style:style>
    <style:style style:name="P419" style:parent-style-name="Normal" style:family="paragraph">
      <style:text-properties style:font-name="Calibri" style:font-name-asian="Calibri" fo:font-size="11pt" style:font-size-asian="11pt" fo:hyphenate="tru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style:font-name-asian="Times New Roma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Times New Roman" style:font-name-asian="Times New Roma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asian="Times New Roma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Times New Roman" style:font-name-asian="Times New Roman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Times New Roman" style:font-name-asian="Times New Roman"/>
    </style:style>
    <style:style style:name="TableRow431" style:family="table-row">
      <style:table-row-properties style:use-optimal-row-height="false"/>
    </style:style>
    <style:style style:name="P432" style:parent-style-name="Normal" style:family="paragraph">
      <style:text-properties style:font-name="Calibri" style:font-name-asian="Calibri" fo:font-size="11pt" style:font-size-asian="11pt" fo:hyphenate="tru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Times New Roman" style:font-name-asian="Times New Roman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asian="Times New Roma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Times New Roman" style:font-name-asian="Times New Roma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Times New Roman" style:font-name-asian="Times New Roman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Times New Roman" style:font-name-asian="Times New Roma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Times New Roman" style:font-name-asian="Times New Roman"/>
    </style:style>
    <style:style style:name="P44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51" style:family="table-column">
      <style:table-column-properties style:column-width="1.6562in" style:use-optimal-column-width="false"/>
    </style:style>
    <style:style style:name="TableColumn452" style:family="table-column">
      <style:table-column-properties style:column-width="0.75in" style:use-optimal-column-width="false"/>
    </style:style>
    <style:style style:name="TableColumn453" style:family="table-column">
      <style:table-column-properties style:column-width="3.8958in" style:use-optimal-column-width="false"/>
    </style:style>
    <style:style style:name="Table450" style:family="table">
      <style:table-properties style:width="6.302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Times New Roman" style:font-name-asian="Times New Roman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Times New Roman" style:font-name-asian="Times New Roman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Times New Roman" style:font-name-asian="Times New Roma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style:font-name-asian="Times New Roman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Times New Roman" style:font-name-asian="Times New Roma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style:font-name-asian="Times New Roman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Times New Roman" style:font-name-asian="Times New Roman"/>
    </style:style>
    <style:style style:name="TableRow476" style:family="table-row">
      <style:table-row-properties style:use-optimal-row-height="false"/>
    </style:style>
    <style:style style:name="P477" style:parent-style-name="Normal" style:family="paragraph">
      <style:text-properties style:font-name="Calibri" style:font-name-asian="Calibri" fo:font-size="11pt" style:font-size-asian="11pt" fo:hyphenate="tru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 style:font-name-asian="Times New Roma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Row482" style:family="table-row">
      <style:table-row-properties style:use-optimal-row-height="false"/>
    </style:style>
    <style:style style:name="P483" style:parent-style-name="Normal" style:family="paragraph">
      <style:text-properties style:font-name="Calibri" style:font-name-asian="Calibri" fo:font-size="11pt" style:font-size-asian="11pt" fo:hyphenate="tru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Times New Roman" style:font-name-asian="Times New Roma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Times New Roman" style:font-name-asian="Times New Roman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Times New Roman" style:font-name-asian="Times New Roman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Times New Roman" style:font-name-asian="Times New Roman"/>
    </style:style>
    <style:style style:name="TableRow495" style:family="table-row">
      <style:table-row-properties style:use-optimal-row-height="false"/>
    </style:style>
    <style:style style:name="P496" style:parent-style-name="Normal" style:family="paragraph">
      <style:text-properties style:font-name="Calibri" style:font-name-asian="Calibri" fo:font-size="11pt" style:font-size-asian="11pt" fo:hyphenate="tru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Times New Roman" style:font-name-asian="Times New Roman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Row501" style:family="table-row">
      <style:table-row-properties style:use-optimal-row-height="false"/>
    </style:style>
    <style:style style:name="P502" style:parent-style-name="Normal" style:family="paragraph">
      <style:text-properties style:font-name="Calibri" style:font-name-asian="Calibri" fo:font-size="11pt" style:font-size-asian="11pt" fo:hyphenate="tru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imes New Roman" style:font-name-asian="Times New Roman"/>
    </style:style>
    <style:style style:name="TableRow507" style:family="table-row">
      <style:table-row-properties style:use-optimal-row-height="false"/>
    </style:style>
    <style:style style:name="P508" style:parent-style-name="Normal" style:family="paragraph">
      <style:text-properties style:font-name="Calibri" style:font-name-asian="Calibri" fo:font-size="11pt" style:font-size-asian="11pt" fo:hyphenate="tru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 style:font-name-asian="Times New Roman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Times New Roman" style:font-name-asian="Times New Roman"/>
    </style:style>
    <style:style style:name="TableRow513" style:family="table-row">
      <style:table-row-properties style:use-optimal-row-height="false"/>
    </style:style>
    <style:style style:name="P514" style:parent-style-name="Normal" style:family="paragraph">
      <style:text-properties style:font-name="Calibri" style:font-name-asian="Calibri" fo:font-size="11pt" style:font-size-asian="11pt" fo:hyphenate="true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Cell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Times New Roman" style:font-name-asian="Times New Roman"/>
    </style:style>
    <style:style style:name="TableRow519" style:family="table-row">
      <style:table-row-properties style:use-optimal-row-height="false"/>
    </style:style>
    <style:style style:name="P520" style:parent-style-name="Normal" style:family="paragraph">
      <style:text-properties style:font-name="Calibri" style:font-name-asian="Calibri" fo:font-size="11pt" style:font-size-asian="11pt" fo:hyphenate="tru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Times New Roman" style:font-name-asian="Times New Roma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 style:font-name-asian="Times New Roman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Times New Roman" style:font-name-asian="Times New Roman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Times New Roman" style:font-name-asian="Times New Roma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style:font-name-asian="Times New Roman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Times New Roman" style:font-name-asian="Times New Roma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style:font-name-asian="Times New Roman"/>
    </style:style>
    <style:style style:name="P54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46" style:family="table-column">
      <style:table-column-properties style:column-width="1.6562in" style:use-optimal-column-width="false"/>
    </style:style>
    <style:style style:name="TableColumn547" style:family="table-column">
      <style:table-column-properties style:column-width="0.75in" style:use-optimal-column-width="false"/>
    </style:style>
    <style:style style:name="TableColumn548" style:family="table-column">
      <style:table-column-properties style:column-width="3.8958in" style:use-optimal-column-width="false"/>
    </style:style>
    <style:style style:name="Table545" style:family="table">
      <style:table-properties style:width="6.302in" fo:margin-left="0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style:font-name-asian="Times New Roman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Times New Roman" style:font-name-asian="Times New Roman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Times New Roman" style:font-name-asian="Times New Roman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Times New Roman" style:font-name-asian="Times New Roma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69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Times New Roman" style:font-name-asian="Times New Roma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0.0069in solid #000000" fo:border-left="0.0069in solid #000000" fo:border-bottom="none" fo:border-right="0.0069in solid #000000" fo:background-color="#666633" style:writing-mode="lr-tb" style:vertical-align="middle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Times New Roman" style:font-name-asian="Times New Roman"/>
    </style:style>
    <style:style style:name="TableRow571" style:family="table-row">
      <style:table-row-properties style:use-optimal-row-height="false"/>
    </style:style>
    <style:style style:name="P572" style:parent-style-name="Normal" style:family="paragraph">
      <style:text-properties style:font-name="Calibri" style:font-name-asian="Calibri" fo:font-size="11pt" style:font-size-asian="11pt" fo:hyphenate="true"/>
    </style:style>
    <style:style style:name="TableCell573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Times New Roman" style:font-name-asian="Times New Roman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style:font-name-asian="Times New Roman"/>
    </style:style>
    <style:style style:name="TableRow577" style:family="table-row">
      <style:table-row-properties style:use-optimal-row-height="false"/>
    </style:style>
    <style:style style:name="P578" style:parent-style-name="Normal" style:family="paragraph">
      <style:text-properties style:font-name="Calibri" style:font-name-asian="Calibri" fo:font-size="11pt" style:font-size-asian="11pt" fo:hyphenate="true"/>
    </style:style>
    <style:style style:name="TableCell579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style:font-name-asian="Times New Roman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Times New Roman" style:font-name-asian="Times New Roman"/>
    </style:style>
    <style:style style:name="TableRow583" style:family="table-row">
      <style:table-row-properties style:use-optimal-row-height="false"/>
    </style:style>
    <style:style style:name="P584" style:parent-style-name="Normal" style:family="paragraph">
      <style:text-properties style:font-name="Calibri" style:font-name-asian="Calibri" fo:font-size="11pt" style:font-size-asian="11pt" fo:hyphenate="true"/>
    </style:style>
    <style:style style:name="TableCell585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Times New Roman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Times New Roman" style:font-name-asian="Times New Roman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69in solid #000000" fo:border-bottom="none" fo:border-right="0.0069in solid #000000" fo:background-color="#666633" style:writing-mode="lr-tb" style:vertical-align="middle" fo:padding-top="0.0381in" fo:padding-left="0.0381in" fo:padding-bottom="0.0381in" fo:padding-right="0.0381in"/>
    </style:style>
    <style:style style:name="P591" style:parent-style-name="Normal" style:family="paragraph">
      <style:text-properties style:font-name="Calibri" style:font-name-asian="Calibri" fo:font-size="11pt" style:font-size-asian="11pt" fo:hyphenate="true"/>
    </style:style>
    <style:style style:name="TableCell592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Times New Roman" style:font-name-asian="Times New Roman"/>
    </style:style>
    <style:style style:name="TableCell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Times New Roman" style:font-name-asian="Times New Roman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69in solid #000000" fo:border-bottom="0.0069in solid #000000" fo:border-right="0.0069in solid #000000" fo:background-color="#666633" style:writing-mode="lr-tb" style:vertical-align="middle" fo:padding-top="0.0381in" fo:padding-left="0.0381in" fo:padding-bottom="0.0381in" fo:padding-right="0.0381in"/>
    </style:style>
    <style:style style:name="P598" style:parent-style-name="Normal" style:family="paragraph">
      <style:text-properties style:font-name="Calibri" style:font-name-asian="Calibri" fo:font-size="11pt" style:font-size-asian="11pt" fo:hyphenate="true"/>
    </style:style>
    <style:style style:name="TableCell599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Times New Roman" style:font-name-asian="Times New Roman"/>
    </style:style>
    <style:style style:name="TableCell6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Times New Roman" style:font-name-asian="Times New Roman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0.0069in solid #000000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Times New Roman" style:font-name-asian="Times New Roman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Times New Roman" style:font-name-asian="Times New Roman"/>
    </style:style>
    <style:style style:name="TableCell6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Times New Roman" style:font-name-asian="Times New Roman"/>
    </style:style>
    <style:style style:name="TableRow610" style:family="table-row">
      <style:table-row-properties style:use-optimal-row-height="false"/>
    </style:style>
    <style:style style:name="P611" style:parent-style-name="Normal" style:family="paragraph">
      <style:text-properties style:font-name="Calibri" style:font-name-asian="Calibri" fo:font-size="11pt" style:font-size-asian="11pt" fo:hyphenate="true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Times New Roman" style:font-name-asian="Times New Roman"/>
    </style:style>
    <style:style style:name="TableCell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Times New Roman" style:font-name-asian="Times New Roma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style:font-name-asian="Times New Roman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 style:font-name-asian="Times New Roman"/>
    </style:style>
    <style:style style:name="TableCell6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Times New Roman" style:font-name-asian="Times New Roman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Times New Roman" style:font-name-asian="Times New Roman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Times New Roman" style:font-name-asian="Times New Roman"/>
    </style:style>
    <style:style style:name="TableCell6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Times New Roman" style:font-name-asian="Times New Roma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Times New Roman" style:font-name-asian="Times New Roman"/>
    </style:style>
    <style:style style:name="TableCell6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Times New Roman" style:font-name-asian="Times New Roman"/>
    </style:style>
    <style:style style:name="P63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36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40" style:family="table-column">
      <style:table-column-properties style:column-width="1.6562in" style:use-optimal-column-width="false"/>
    </style:style>
    <style:style style:name="TableColumn641" style:family="table-column">
      <style:table-column-properties style:column-width="0.75in" style:use-optimal-column-width="false"/>
    </style:style>
    <style:style style:name="TableColumn642" style:family="table-column">
      <style:table-column-properties style:column-width="3.8958in" style:use-optimal-column-width="false"/>
    </style:style>
    <style:style style:name="Table639" style:family="table">
      <style:table-properties style:width="6.302in" fo:margin-left="0in" table:align="lef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Times New Roman" style:font-name-asian="Times New Roman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Times New Roman" style:font-name-asian="Times New Roman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Times New Roman" style:font-name-asian="Times New Roman"/>
    </style:style>
    <style:style style:name="TableCell6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Times New Roman" style:font-name-asian="Times New Roman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Times New Roman" style:font-name-asian="Times New Roman"/>
    </style:style>
    <style:style style:name="TableCell6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Times New Roman" style:font-name-asian="Times New Roman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style:font-name-asian="Times New Roman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Times New Roman" style:font-name-asian="Times New Roman"/>
    </style:style>
    <style:style style:name="TableCell6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Times New Roman" style:font-name-asian="Times New Roman"/>
    </style:style>
    <style:style style:name="TableRow665" style:family="table-row">
      <style:table-row-properties style:use-optimal-row-height="false"/>
    </style:style>
    <style:style style:name="P666" style:parent-style-name="Normal" style:family="paragraph">
      <style:text-properties style:font-name="Calibri" style:font-name-asian="Calibri" fo:font-size="11pt" style:font-size-asian="11pt" fo:hyphenate="true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 style:font-name-asian="Times New Roman"/>
    </style:style>
    <style:style style:name="TableCell6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Times New Roman" style:font-name-asian="Times New Roman"/>
    </style:style>
    <style:style style:name="TableRow671" style:family="table-row">
      <style:table-row-properties style:use-optimal-row-height="false"/>
    </style:style>
    <style:style style:name="P672" style:parent-style-name="Normal" style:family="paragraph">
      <style:text-properties style:font-name="Calibri" style:font-name-asian="Calibri" fo:font-size="11pt" style:font-size-asian="11pt" fo:hyphenate="true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Times New Roman" style:font-name-asian="Times New Roman"/>
    </style:style>
    <style:style style:name="TableCell6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Times New Roman" style:font-name-asian="Times New Roman"/>
    </style:style>
    <style:style style:name="TableRow677" style:family="table-row">
      <style:table-row-properties style:use-optimal-row-height="false"/>
    </style:style>
    <style:style style:name="P678" style:parent-style-name="Normal" style:family="paragraph">
      <style:text-properties style:font-name="Calibri" style:font-name-asian="Calibri" fo:font-size="11pt" style:font-size-asian="11pt" fo:hyphenate="true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Times New Roman" style:font-name-asian="Times New Roman"/>
    </style:style>
    <style:style style:name="TableCell6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Times New Roman" style:font-name-asian="Times New Roman"/>
    </style:style>
    <style:style style:name="TableRow683" style:family="table-row">
      <style:table-row-properties style:use-optimal-row-height="false"/>
    </style:style>
    <style:style style:name="P684" style:parent-style-name="Normal" style:family="paragraph">
      <style:text-properties style:font-name="Calibri" style:font-name-asian="Calibri" fo:font-size="11pt" style:font-size-asian="11pt" fo:hyphenate="true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style:font-name="Times New Roman" style:font-name-asian="Times New Roman"/>
    </style:style>
    <style:style style:name="TableCell6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Times New Roman" style:font-name-asian="Times New Roman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Times New Roman" style:font-name-asian="Times New Roman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Times New Roman" style:font-name-asian="Times New Roman"/>
    </style:style>
    <style:style style:name="TableCell6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Times New Roman" style:font-name-asian="Times New Roman"/>
    </style:style>
    <style:style style:name="TableRow696" style:family="table-row">
      <style:table-row-properties style:use-optimal-row-height="false"/>
    </style:style>
    <style:style style:name="P697" style:parent-style-name="Normal" style:family="paragraph">
      <style:text-properties style:font-name="Calibri" style:font-name-asian="Calibri" fo:font-size="11pt" style:font-size-asian="11pt" fo:hyphenate="true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style:font-name="Times New Roman" style:font-name-asian="Times New Roman"/>
    </style:style>
    <style:style style:name="TableCell7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Times New Roman" style:font-name-asian="Times New Roman"/>
    </style:style>
    <style:style style:name="TableRow702" style:family="table-row">
      <style:table-row-properties style:use-optimal-row-height="false"/>
    </style:style>
    <style:style style:name="P703" style:parent-style-name="Normal" style:family="paragraph">
      <style:text-properties style:font-name="Calibri" style:font-name-asian="Calibri" fo:font-size="11pt" style:font-size-asian="11pt" fo:hyphenate="true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text-properties style:font-name="Times New Roman" style:font-name-asian="Times New Roman"/>
    </style:style>
    <style:style style:name="TableCell7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7" style:parent-style-name="TableContents" style:family="paragraph">
      <style:text-properties style:font-name="Times New Roman" style:font-name-asian="Times New Roman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Times New Roman" style:font-name-asian="Times New Roman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style:font-name="Times New Roman" style:font-name-asian="Times New Roman"/>
    </style:style>
    <style:style style:name="TableCell7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style:font-name="Times New Roman" style:font-name-asian="Times New Roman"/>
    </style:style>
    <style:style style:name="TableRow715" style:family="table-row">
      <style:table-row-properties style:use-optimal-row-height="false"/>
    </style:style>
    <style:style style:name="P716" style:parent-style-name="Normal" style:family="paragraph">
      <style:text-properties style:font-name="Calibri" style:font-name-asian="Calibri" fo:font-size="11pt" style:font-size-asian="11pt" fo:hyphenate="true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Times New Roman" style:font-name-asian="Times New Roman"/>
    </style:style>
    <style:style style:name="TableCell7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style:font-name="Times New Roman" style:font-name-asian="Times New Roman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Times New Roman" style:font-name-asian="Times New Roman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style:font-name="Times New Roman" style:font-name-asian="Times New Roman"/>
    </style:style>
    <style:style style:name="TableCell7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Times New Roman" style:font-name-asian="Times New Roman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0" style:parent-style-name="TableContents" style:family="paragraph">
      <style:text-properties style:font-name="Times New Roman" style:font-name-asian="Times New Roman"/>
    </style:style>
    <style:style style:name="TableCell7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2" style:parent-style-name="TableContents" style:family="paragraph">
      <style:text-properties style:font-name="Times New Roman" style:font-name-asian="Times New Roman"/>
    </style:style>
    <style:style style:name="P73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37" style:family="table-column">
      <style:table-column-properties style:column-width="1.6562in" style:use-optimal-column-width="false"/>
    </style:style>
    <style:style style:name="TableColumn738" style:family="table-column">
      <style:table-column-properties style:column-width="0.75in" style:use-optimal-column-width="false"/>
    </style:style>
    <style:style style:name="TableColumn739" style:family="table-column">
      <style:table-column-properties style:column-width="3.8958in" style:use-optimal-column-width="false"/>
    </style:style>
    <style:style style:name="Table736" style:family="table">
      <style:table-properties style:width="6.302in" fo:margin-left="0in" table:align="lef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style:font-name="Times New Roman" style:font-name-asian="Times New Roman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Times New Roman" style:font-name-asian="Times New Roman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Times New Roman"/>
    </style:style>
    <style:style style:name="TableCell7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Times New Roman" style:font-name-asian="Times New Roman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2" style:parent-style-name="TableContents" style:family="paragraph">
      <style:text-properties style:font-name="Times New Roman" style:font-name-asian="Times New Roman"/>
    </style:style>
    <style:style style:name="TableCell7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4" style:parent-style-name="TableContents" style:family="paragraph">
      <style:text-properties style:font-name="Times New Roman" style:font-name-asian="Times New Roman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Times New Roman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Times New Roman" style:font-name-asian="Times New Roman"/>
    </style:style>
    <style:style style:name="TableCell7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style:font-name="Times New Roman" style:font-name-asian="Times New Roman"/>
    </style:style>
    <style:style style:name="TableRow762" style:family="table-row">
      <style:table-row-properties style:use-optimal-row-height="false"/>
    </style:style>
    <style:style style:name="P763" style:parent-style-name="Normal" style:family="paragraph">
      <style:text-properties style:font-name="Calibri" style:font-name-asian="Calibri" fo:font-size="11pt" style:font-size-asian="11pt" fo:hyphenate="true"/>
    </style:style>
    <style:style style:name="TableCell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5" style:parent-style-name="TableContents" style:family="paragraph">
      <style:text-properties style:font-name="Times New Roman" style:font-name-asian="Times New Roman"/>
    </style:style>
    <style:style style:name="TableCell7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style:font-name="Times New Roman" style:font-name-asian="Times New Roman"/>
    </style:style>
    <style:style style:name="TableRow768" style:family="table-row">
      <style:table-row-properties style:use-optimal-row-height="false"/>
    </style:style>
    <style:style style:name="P769" style:parent-style-name="Normal" style:family="paragraph">
      <style:text-properties style:font-name="Calibri" style:font-name-asian="Calibri" fo:font-size="11pt" style:font-size-asian="11pt" fo:hyphenate="true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style:font-name="Times New Roman" style:font-name-asian="Times New Roman"/>
    </style:style>
    <style:style style:name="TableCell7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3" style:parent-style-name="TableContents" style:family="paragraph">
      <style:text-properties style:font-name="Times New Roman" style:font-name-asian="Times New Roman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Times New Roman" style:font-name-asian="Times New Roman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Times New Roman" style:font-name-asian="Times New Roman"/>
    </style:style>
    <style:style style:name="TableCell7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Times New Roman" style:font-name-asian="Times New Roman"/>
    </style:style>
    <style:style style:name="TableRow781" style:family="table-row">
      <style:table-row-properties style:use-optimal-row-height="false"/>
    </style:style>
    <style:style style:name="P782" style:parent-style-name="Normal" style:family="paragraph">
      <style:text-properties style:font-name="Calibri" style:font-name-asian="Calibri" fo:font-size="11pt" style:font-size-asian="11pt" fo:hyphenate="true"/>
    </style:style>
    <style:style style:name="TableCell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Times New Roman" style:font-name-asian="Times New Roman"/>
    </style:style>
    <style:style style:name="TableCell7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6" style:parent-style-name="TableContents" style:family="paragraph">
      <style:text-properties style:font-name="Times New Roman" style:font-name-asian="Times New Roman"/>
    </style:style>
    <style:style style:name="TableRow787" style:family="table-row">
      <style:table-row-properties style:use-optimal-row-height="false"/>
    </style:style>
    <style:style style:name="P788" style:parent-style-name="Normal" style:family="paragraph">
      <style:text-properties style:font-name="Calibri" style:font-name-asian="Calibri" fo:font-size="11pt" style:font-size-asian="11pt" fo:hyphenate="true"/>
    </style:style>
    <style:style style:name="TableCell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Times New Roman" style:font-name-asian="Times New Roman"/>
    </style:style>
    <style:style style:name="TableCell7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2" style:parent-style-name="TableContents" style:family="paragraph">
      <style:text-properties style:font-name="Times New Roman" style:font-name-asian="Times New Roman"/>
    </style:style>
    <style:style style:name="TableRow793" style:family="table-row">
      <style:table-row-properties style:use-optimal-row-height="false"/>
    </style:style>
    <style:style style:name="P794" style:parent-style-name="Normal" style:family="paragraph">
      <style:text-properties style:font-name="Calibri" style:font-name-asian="Calibri" fo:font-size="11pt" style:font-size-asian="11pt" fo:hyphenate="true"/>
    </style:style>
    <style:style style:name="TableCell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 style:font-name-asian="Times New Roman"/>
    </style:style>
    <style:style style:name="TableCell7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Times New Roman" style:font-name-asian="Times New Roman"/>
    </style:style>
    <style:style style:name="TableRow799" style:family="table-row">
      <style:table-row-properties style:use-optimal-row-height="false"/>
    </style:style>
    <style:style style:name="P800" style:parent-style-name="Normal" style:family="paragraph">
      <style:text-properties style:font-name="Calibri" style:font-name-asian="Calibri" fo:font-size="11pt" style:font-size-asian="11pt" fo:hyphenate="true"/>
    </style:style>
    <style:style style:name="TableCell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2" style:parent-style-name="TableContents" style:family="paragraph">
      <style:text-properties style:font-name="Times New Roman" style:font-name-asian="Times New Roman"/>
    </style:style>
    <style:style style:name="TableCell8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4" style:parent-style-name="TableContents" style:family="paragraph">
      <style:text-properties style:font-name="Times New Roman" style:font-name-asian="Times New Roman"/>
    </style:style>
    <style:style style:name="TableRow805" style:family="table-row">
      <style:table-row-properties style:use-optimal-row-height="false"/>
    </style:style>
    <style:style style:name="P806" style:parent-style-name="Normal" style:family="paragraph">
      <style:text-properties style:font-name="Calibri" style:font-name-asian="Calibri" fo:font-size="11pt" style:font-size-asian="11pt" fo:hyphenate="true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Times New Roman" style:font-name-asian="Times New Roman"/>
    </style:style>
    <style:style style:name="TableCell8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Times New Roman" style:font-name-asian="Times New Roman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Times New Roman" style:font-name-asian="Times New Roman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Times New Roman" style:font-name-asian="Times New Roman"/>
    </style:style>
    <style:style style:name="TableCell8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7" style:parent-style-name="TableContents" style:family="paragraph">
      <style:text-properties style:font-name="Times New Roman" style:font-name-asian="Times New Roman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20" style:parent-style-name="TableContents" style:family="paragraph">
      <style:text-properties style:font-name="Times New Roman" style:font-name-asian="Times New Roman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style:font-name="Times New Roman" style:font-name-asian="Times New Roman"/>
    </style:style>
    <style:style style:name="TableCell8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Times New Roman" style:font-name-asian="Times New Roman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Times New Roman" style:font-name-asian="Times New Roman"/>
    </style:style>
    <style:style style:name="TableCell8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9" style:parent-style-name="TableContents" style:family="paragraph">
      <style:text-properties style:font-name="Times New Roman" style:font-name-asian="Times New Roman"/>
    </style:style>
    <style:style style:name="T830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1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32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3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6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8" style:parent-style-name="Normal" style:family="paragraph">
      <style:text-properties fo:hyphenate="true"/>
    </style:style>
    <style:style style:name="T83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1" style:parent-style-name="Normal" style:family="paragraph">
      <style:paragraph-properties fo:break-before="page"/>
      <style:text-properties fo:hyphenate="true"/>
    </style:style>
    <style:style style:name="T84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6" style:parent-style-name="Normal" style:family="paragraph">
      <style:paragraph-properties fo:break-before="page"/>
    </style:style>
    <style:style style:name="T84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8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9" style:parent-style-name="Normal" style:family="paragraph">
      <style:text-properties fo:hyphenate="true"/>
    </style:style>
    <style:style style:name="T85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5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2" style:parent-style-name="Normal" style:family="paragraph">
      <style:paragraph-properties fo:break-before="page"/>
    </style:style>
    <style:style style:name="T85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4" style:parent-style-name="Normal" style:family="paragraph">
      <style:text-properties fo:hyphenate="true"/>
    </style:style>
    <style:style style:name="T85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5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7" style:parent-style-name="Normal" style:family="paragraph">
      <style:paragraph-properties fo:break-before="page"/>
    </style:style>
    <style:style style:name="T85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9" style:parent-style-name="Normal" style:family="paragraph">
      <style:text-properties fo:hyphenate="true"/>
    </style:style>
    <style:style style:name="T86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61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3" style:parent-style-name="Normal" style:family="paragraph">
      <style:text-properties fo:hyphenate="true"/>
    </style:style>
    <style:style style:name="T86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65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6" style:parent-style-name="Normal" style:family="paragraph">
      <style:text-properties fo:hyphenate="true"/>
    </style:style>
    <style:style style:name="T86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6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9" style:parent-style-name="Normal" style:family="paragraph">
      <style:text-properties fo:hyphenate="true"/>
    </style:style>
    <style:style style:name="T87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7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72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3" style:parent-style-name="Normal" style:family="paragraph">
      <style:text-properties fo:hyphenate="true"/>
    </style:style>
    <style:style style:name="T87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7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76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8" style:parent-style-name="Normal" style:family="paragraph">
      <style:text-properties fo:hyphenate="true"/>
    </style:style>
    <style:style style:name="T87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8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1" style:parent-style-name="Normal" style:family="paragraph">
      <style:text-properties fo:hyphenate="true"/>
    </style:style>
    <style:style style:name="T88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8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84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5" style:parent-style-name="Normal" style:family="paragraph">
      <style:text-properties fo:hyphenate="true"/>
    </style:style>
    <style:style style:name="T88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8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8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89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0" style:parent-style-name="Normal" style:family="paragraph">
      <style:text-properties fo:hyphenate="true"/>
    </style:style>
    <style:style style:name="T89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92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9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94" style:parent-style-name="Normal" style:family="paragraph">
      <style:text-properties fo:hyphenate="true"/>
    </style:style>
    <style:style style:name="T89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9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9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98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9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0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1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0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3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0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5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0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3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72">MINIMUNDO</text:p>
      <text:p text:style-name="P73"/>
      <text:p text:style-name="Normal">O Sistema Será voltado para<text:s/>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4">O Sistema será capaz de dar o valor de revenda do produto a partir do valor de lucro desejado pelo administrador, o valor sera calculado<text:s/>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5"/>
      <text:soft-page-break/>
      <text:p text:style-name="P76">DIAGRAMA DE SISTEMA</text:p>
      <text:p text:style-name="P77"/>
      <text:p text:style-name="P78"><text:span text:style-name="T79"><draw:frame draw:style-name="a3" draw:name="Imagem 19" text:anchor-type="as-char" svg:x="0in" svg:y="0in" svg:width="6.29931in" svg:height="6.34722in" style:rel-width="scale" style:rel-height="scale"><draw:image xlink:href="media/image2.pn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DIAGRAMA DE CASO DE USO DE 2º NÍVEL</text:p>
      <text:p text:style-name="P89">UC 1.0 – Gerenciar Usuários</text:p>
      <text:p text:style-name="P90"><text:bookmark-start text:name="__DdeLink__902_1574944794"/>UC 1.1 – Cadastrar Usuários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columns-spanned="3">
            <text:p text:style-name="P97">UC 1.1 – Cadastrar Usuarios</text:p>
          </table:table-cell>
          <table:covered-table-cell/>
          <table:covered-table-cell/>
        </table:table-row>
        <table:table-row table:style-name="TableRow98">
          <table:table-cell table:style-name="TableCell99">
            <text:p text:style-name="P100">Pré Condições</text:p>
          </table:table-cell>
          <table:table-cell table:style-name="TableCell101">
            <text:p text:style-name="P102">PC1</text:p>
          </table:table-cell>
          <table:table-cell table:style-name="TableCell103">
            <text:p text:style-name="P104">O Administrador<text:s/>deve estar cadastrado no sistema</text:p>
          </table:table-cell>
        </table:table-row>
        <table:table-row table:style-name="TableRow105">
          <table:table-cell table:style-name="TableCell106">
            <text:p text:style-name="P107">Atores Envolvidos</text:p>
          </table:table-cell>
          <table:table-cell table:style-name="TableCell108" table:number-columns-spanned="2">
            <text:p text:style-name="P109">Administrador</text:p>
          </table:table-cell>
          <table:covered-table-cell/>
        </table:table-row>
        <table:table-row table:style-name="TableRow110">
          <table:table-cell table:style-name="TableCell111" table:number-rows-spanned="5">
            <text:p text:style-name="P112">Fluxo Principal</text:p>
          </table:table-cell>
          <table:table-cell table:style-name="TableCell113">
            <text:p text:style-name="P114">FP1</text:p>
          </table:table-cell>
          <table:table-cell table:style-name="TableCell115">
            <text:p text:style-name="P116">O Administrador deve preencher os campos de Nome de Usuário, senha, Nome Completo, CPF</text:p>
          </table:table-cell>
        </table:table-row>
        <table:table-row table:style-name="TableRow117">
          <table:covered-table-cell>
            <text:p text:style-name="P118"/>
          </table:covered-table-cell>
          <table:table-cell table:style-name="TableCell119">
            <text:p text:style-name="P120">FP2</text:p>
          </table:table-cell>
          <table:table-cell table:style-name="TableCell121">
            <text:p text:style-name="P122">Para cadastrar o usuario, o administrador deve clicar no botão “Salvar”</text:p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>
            <text:p text:style-name="P126">FP3</text:p>
          </table:table-cell>
          <table:table-cell table:style-name="TableCell127">
            <text:p text:style-name="P128">O sistema emitirá uma mensagem de confirmação “Deseja Salvar ?”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>FP4</text:p>
          </table:table-cell>
          <table:table-cell table:style-name="TableCell133">
            <text:p text:style-name="P134">Caso o administrador clique na opção “OK”, o usuario deverá ser salvo no banco de dados.</text:p>
          </table: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FP5</text:p>
          </table:table-cell>
          <table:table-cell table:style-name="TableCell139">
            <text:p text:style-name="P140">O sistema irá enviar uma mensagem de “Usuario <text:s/>Cadastrado com Sucesso”</text:p>
          </table:table-cell>
        </table:table-row>
        <table:table-row table:style-name="TableRow141">
          <table:table-cell table:style-name="TableCell142" table:number-rows-spanned="3">
            <text:p text:style-name="P143">Fluxos Alternativos</text:p>
          </table:table-cell>
          <table:table-cell table:style-name="TableCell144">
            <text:p text:style-name="P145">FA1</text:p>
          </table:table-cell>
          <table:table-cell table:style-name="TableCell146">
            <text:p text:style-name="P147">Se o usuario já estiver cadastrado no sistema, o sistema emitirá uma mensagem de que já existe o usuario e se deseja alterar os dados do mesmo.</text:p>
          </table:table-cell>
        </table:table-row>
        <table:table-row table:style-name="TableRow148">
          <table:covered-table-cell>
            <text:p text:style-name="P149"/>
          </table:covered-table-cell>
          <table:table-cell table:style-name="TableCell150">
            <text:p text:style-name="P151">FA2</text:p>
          </table:table-cell>
          <table:table-cell table:style-name="TableCell152">
            <text:p text:style-name="P153">Se o administrador clicar no botão Cancelar todos os dados inseridos nos campos serão descartados</text:p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>
            <text:p text:style-name="P157">FA3</text:p>
          </table:table-cell>
          <table:table-cell table:style-name="TableCell158">
            <text:p text:style-name="P159">Se algum campo estiver em branco o sistema emitirá uma mensagem de que é obrigatorio preencher todos os campos e o usuario não será cadastrado</text:p>
          </table:table-cell>
        </table:table-row>
        <table:table-row table:style-name="TableRow160">
          <table:table-cell table:style-name="TableCell161" table:number-rows-spanned="3">
            <text:p text:style-name="P162">Regras de Negocio</text:p>
          </table:table-cell>
          <table:table-cell table:style-name="TableCell163">
            <text:p text:style-name="P164">RN1</text:p>
          </table:table-cell>
          <table:table-cell table:style-name="TableCell165">
            <text:p text:style-name="P166">O username do usuario deverá ter no minino 3 caracteres</text:p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RN2</text:p>
          </table:table-cell>
          <table:table-cell table:style-name="TableCell171">
            <text:p text:style-name="P172">A senha do usuario<text:s/>deverá ter no minimo 5 caracteres.</text:p>
          </table:table-cell>
        </table:table-row>
        <table:table-row table:style-name="TableRow173">
          <table:covered-table-cell>
            <text:p text:style-name="P174"/>
          </table:covered-table-cell>
          <table:table-cell table:style-name="TableCell175">
            <text:p text:style-name="P176">RN3</text:p>
          </table:table-cell>
          <table:table-cell table:style-name="TableCell177">
            <text:p text:style-name="P178">O Cpf do Usuário deverá ter apenas números.</text:p>
          </table:table-cell>
        </table:table-row>
        <table:table-row table:style-name="TableRow179">
          <table:table-cell table:style-name="TableCell180">
            <text:p text:style-name="P181">Pós Condições</text:p>
          </table:table-cell>
          <table:table-cell table:style-name="TableCell182">
            <text:p text:style-name="P183">PC1</text:p>
          </table:table-cell>
          <table:table-cell table:style-name="TableCell184">
            <text:p text:style-name="P185">O Usuario deverá ser salvo no banco de dados</text:p>
          </table:table-cell>
        </table:table-row>
        <text:soft-page-break/>
        <table:table-row table:style-name="TableRow186">
          <table:table-cell table:style-name="TableCell187">
            <text:p text:style-name="P188">Casos de Uso Afetados</text:p>
          </table:table-cell>
          <table:table-cell table:style-name="TableCell189" table:number-columns-spanned="2">
            <text:p text:style-name="P190">UC 5.0</text:p>
          </table:table-cell>
          <table:covered-table-cell/>
        </table:table-row>
      </table:table>
      <text:p text:style-name="P191"><text:bookmark-start text:name="__DdeLink__884_1574944794"/></text:p>
      <text:p text:style-name="P192">UC 1.2 – Buscar e Apagar<text:s/>Usuario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columns-spanned="3">
            <text:p text:style-name="P199">UC 1.2 – Buscar e Apagar Usuario</text:p>
          </table:table-cell>
          <table:covered-table-cell/>
          <table:covered-table-cell/>
        </table:table-row>
        <table:table-row table:style-name="TableRow200">
          <table:table-cell table:style-name="TableCell201">
            <text:p text:style-name="P202">Pré Condições</text:p>
          </table:table-cell>
          <table:table-cell table:style-name="TableCell203">
            <text:p text:style-name="P204">PC1</text:p>
          </table:table-cell>
          <table:table-cell table:style-name="TableCell205">
            <text:p text:style-name="P206">O Administrador deverá estar logado no sistema</text:p>
          </table:table-cell>
        </table:table-row>
        <table:table-row table:style-name="TableRow207">
          <table:table-cell table:style-name="TableCell208">
            <text:p text:style-name="P209">Atores Envolvidos</text:p>
          </table:table-cell>
          <table:table-cell table:style-name="TableCell210" table:number-columns-spanned="2">
            <text:p text:style-name="P211">Administrador</text:p>
          </table:table-cell>
          <table:covered-table-cell/>
        </table:table-row>
        <table:table-row table:style-name="TableRow212">
          <table:table-cell table:style-name="TableCell213" table:number-rows-spanned="3">
            <text:p text:style-name="P214">Fluxo Principal</text:p>
          </table:table-cell>
          <table:table-cell table:style-name="TableCell215">
            <text:p text:style-name="P216">FP1</text:p>
          </table:table-cell>
          <table:table-cell table:style-name="TableCell217">
            <text:p text:style-name="P218">O Administrador deverá preencher os filtros de Nome Completo ou<text:s/>Nome de Usuário<text:s/>para a busca</text:p>
          </table:table-cell>
        </table:table-row>
        <table:table-row table:style-name="TableRow219">
          <table:covered-table-cell>
            <text:p text:style-name="P220"/>
          </table:covered-table-cell>
          <table:table-cell table:style-name="TableCell221">
            <text:p text:style-name="P222">FP2</text:p>
          </table:table-cell>
          <table:table-cell table:style-name="TableCell223">
            <text:p text:style-name="P224">Para iniciar a busca deverá clicar no botão “Buscar”</text:p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FP3</text:p>
          </table:table-cell>
          <table:table-cell table:style-name="TableCell229">
            <text:p text:style-name="P230">O sistema irá gerar uma tabela com os usuarios filtrados</text:p>
          </table:table-cell>
        </table:table-row>
        <table:table-row table:style-name="TableRow231">
          <table:table-cell table:style-name="TableCell232" table:number-rows-spanned="6">
            <text:p text:style-name="P233">Fluxos Alternativos</text:p>
          </table:table-cell>
          <table:table-cell table:style-name="TableCell234">
            <text:p text:style-name="P235">FA1</text:p>
          </table:table-cell>
          <table:table-cell table:style-name="TableCell236">
            <text:p text:style-name="P237">Se os filtros não forem preenchidos, o sistema irá mostrar todos os usuarios cadastrados.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FA2</text:p>
          </table:table-cell>
          <table:table-cell table:style-name="TableCell242">
            <text:p text:style-name="P243">Se o Administrador desejar editar algum usuario que foi buscado deverá clicar no nome do usuario e clicar no botão “Editar”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FA3</text:p>
          </table:table-cell>
          <table:table-cell table:style-name="TableCell248">
            <text:p text:style-name="P249">Se o Administrador desejar Apagar algum usuario deverá clicar no usuario desejado e clicar no botão “Apagar”</text:p>
          </table:table-cell>
        </table:table-row>
        <table:table-row table:style-name="TableRow250">
          <table:covered-table-cell>
            <text:p text:style-name="P251"/>
          </table:covered-table-cell>
          <table:table-cell table:style-name="TableCell252">
            <text:p text:style-name="P253">FA4</text:p>
          </table:table-cell>
          <table:table-cell table:style-name="TableCell254">
            <text:p text:style-name="P255">O Sistema<text:s/>irá emitir uma mensagem “Deseja Apagar esse Usuário?”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FA5</text:p>
          </table:table-cell>
          <table:table-cell table:style-name="TableCell260">
            <text:p text:style-name="P261">Se o Administrador clicar no botão <text:s/>“Sim”, o usuário será apagado</text:p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FA6</text:p>
          </table:table-cell>
          <table:table-cell table:style-name="TableCell266">
            <text:p text:style-name="P267">O Sistema irá emitir a mensagem “Usuário Apagado com Sucesso”</text:p>
          </table:table-cell>
        </table:table-row>
        <table:table-row table:style-name="TableRow268">
          <table:table-cell table:style-name="TableCell269">
            <text:p text:style-name="P270">Regras de Negocio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Pós Condições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Casos de Uso Afetados</text:p>
          </table:table-cell>
          <table:table-cell table:style-name="TableCell285" table:number-columns-spanned="2">
            <text:p text:style-name="P286"/>
          </table:table-cell>
          <table:covered-table-cell/>
        </table:table-row>
      </table:table>
      <text:p text:style-name="P287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<text:s/>– Login</text:p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 table:number-columns-spanned="3">
            <text:p text:style-name="P294">UC 1.3 – Login</text:p>
          </table:table-cell>
          <table:covered-table-cell/>
          <table:covered-table-cell/>
        </table:table-row>
        <table:table-row table:style-name="TableRow295">
          <table:table-cell table:style-name="TableCell296">
            <text:p text:style-name="P297">Pré Condições</text:p>
          </table:table-cell>
          <table:table-cell table:style-name="TableCell298">
            <text:p text:style-name="P299">PC1</text:p>
          </table:table-cell>
          <table:table-cell table:style-name="TableCell300">
            <text:p text:style-name="P301">O Administrador e Usuario não devem estar logados no sistema</text:p>
          </table:table-cell>
        </table:table-row>
        <text:soft-page-break/>
        <table:table-row table:style-name="TableRow302">
          <table:table-cell table:style-name="TableCell303">
            <text:p text:style-name="P304">Atores Envolvidos</text:p>
          </table:table-cell>
          <table:table-cell table:style-name="TableCell305" table:number-columns-spanned="2">
            <text:p text:style-name="P306">Administrador, Usuário</text:p>
          </table:table-cell>
          <table:covered-table-cell/>
        </table:table-row>
        <table:table-row table:style-name="TableRow307">
          <table:table-cell table:style-name="TableCell308" table:number-rows-spanned="2">
            <text:p text:style-name="P309">Fluxo Principal</text:p>
          </table:table-cell>
          <table:table-cell table:style-name="TableCell310">
            <text:p text:style-name="P311">FP1</text:p>
          </table:table-cell>
          <table:table-cell table:style-name="TableCell312">
            <text:p text:style-name="P313">O Administrador ou Usuario deverá preencher os campos username e senha, para logar no<text:s/>sistema</text:p>
          </table:table-cell>
        </table:table-row>
        <table:table-row table:style-name="TableRow314">
          <table:covered-table-cell>
            <text:p text:style-name="P315"/>
          </table:covered-table-cell>
          <table:table-cell table:style-name="TableCell316">
            <text:p text:style-name="P317">FP2</text:p>
          </table:table-cell>
          <table:table-cell table:style-name="TableCell318">
            <text:p text:style-name="P319">Após isso deverá clicar no botão “Entrar”</text:p>
          </table:table-cell>
        </table:table-row>
        <table:table-row table:style-name="TableRow320">
          <table:table-cell table:style-name="TableCell321" table:number-rows-spanned="2">
            <text:p text:style-name="P322">Fluxos Alternativos</text:p>
          </table:table-cell>
          <table:table-cell table:style-name="TableCell323">
            <text:p text:style-name="P324">FA1</text:p>
          </table:table-cell>
          <table:table-cell table:style-name="TableCell325">
            <text:p text:style-name="P326">Se o Administrador e Usuário errarem a senha, o sistema emitirá uma mensagem de erro.</text:p>
          </table:table-cell>
        </table:table-row>
        <table:table-row table:style-name="TableRow327">
          <table:covered-table-cell>
            <text:p text:style-name="P328"/>
          </table:covered-table-cell>
          <table:table-cell table:style-name="TableCell329">
            <text:p text:style-name="P330">FA2</text:p>
          </table:table-cell>
          <table:table-cell table:style-name="TableCell331">
            <text:p text:style-name="P332">Se o Administrador ou Usuário desejarem trocar a senha, será pedido para responder<text:s/>2 perguntas, para identificar corretamente o usuário</text:p>
          </table:table-cell>
        </table:table-row>
        <table:table-row table:style-name="TableRow333">
          <table:table-cell table:style-name="TableCell334">
            <text:p text:style-name="P335">Regras de Negocio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Pós Condições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Casos de Uso Afetados</text:p>
          </table:table-cell>
          <table:table-cell table:style-name="TableCell350" table:number-columns-spanned="2">
            <text:p text:style-name="P351"/>
          </table:table-cell>
          <table:covered-table-cell/>
        </table:table-row>
      </table:table>
      <text:p text:style-name="Normal"><text:span text:style-name="T352"><draw:frame draw:style-name="a4" draw:name="Imagem 4" text:anchor-type="as-char" svg:x="0in" svg:y="0in" svg:width="6.29931in" svg:height="4.99028in" style:rel-width="scale" style:rel-height="scale"><draw:image xlink:href="media/image3.png" xlink:type="simple" xlink:show="embed" xlink:actuate="onLoad"/><svg:title/><svg:desc/></draw:frame></text:span></text:p>
      <text:p text:style-name="P353">UC 2.0 – Gerenciar Produtos</text:p>
      <text:p text:style-name="P354">UC 2.1 – Cadastrar Produto</text:p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 table:number-columns-spanned="3">
            <text:soft-page-break/>
            <text:p text:style-name="P361">UC 2.1 – Cadastrar Produto</text:p>
          </table:table-cell>
          <table:covered-table-cell/>
          <table:covered-table-cell/>
        </table:table-row>
        <table:table-row table:style-name="TableRow362">
          <table:table-cell table:style-name="TableCell363">
            <text:p text:style-name="P364">Pré Condições</text:p>
          </table:table-cell>
          <table:table-cell table:style-name="TableCell365">
            <text:p text:style-name="P366">PC1</text:p>
          </table:table-cell>
          <table:table-cell table:style-name="TableCell367">
            <text:p text:style-name="P368">O Administrador deve estar logado no<text:s/>sistema.</text:p>
          </table:table-cell>
        </table:table-row>
        <table:table-row table:style-name="TableRow369">
          <table:table-cell table:style-name="TableCell370">
            <text:p text:style-name="P371">Atores Envolvidos</text:p>
          </table:table-cell>
          <table:table-cell table:style-name="TableCell372" table:number-columns-spanned="2">
            <text:p text:style-name="P373">Administrador</text:p>
          </table:table-cell>
          <table:covered-table-cell/>
        </table:table-row>
        <table:table-row table:style-name="TableRow374">
          <table:table-cell table:style-name="TableCell375" table:number-rows-spanned="5">
            <text:p text:style-name="P376">Fluxo Principal</text:p>
          </table:table-cell>
          <table:table-cell table:style-name="TableCell377">
            <text:p text:style-name="P378">FP1</text:p>
          </table:table-cell>
          <table:table-cell table:style-name="TableCell379">
            <text:p text:style-name="P380">O Administrador deve preencher os campos nome, descrição, fornecedor, Valor de Compra, Porcetagem de Lucro, Quantidade,Tempo de Validade.</text:p>
          </table:table-cell>
        </table:table-row>
        <table:table-row table:style-name="TableRow381">
          <table:covered-table-cell>
            <text:p text:style-name="P382"/>
          </table:covered-table-cell>
          <table:table-cell table:style-name="TableCell383">
            <text:p text:style-name="P384">FP2</text:p>
          </table:table-cell>
          <table:table-cell table:style-name="TableCell385">
            <text:p text:style-name="P386">Para cadastrar o produto, o Administrador deve<text:s/>clicar no botão “Salvar”</text:p>
          </table:table-cell>
        </table:table-row>
        <table:table-row table:style-name="TableRow387">
          <table:covered-table-cell>
            <text:p text:style-name="P388"/>
          </table:covered-table-cell>
          <table:table-cell table:style-name="TableCell389">
            <text:p text:style-name="P390">FP3</text:p>
          </table:table-cell>
          <table:table-cell table:style-name="TableCell391">
            <text:p text:style-name="P392">O sistema emitirá uma mensagem de confirmação “Deseja Salvar o Produto”</text:p>
          </table:table-cell>
        </table:table-row>
        <table:table-row table:style-name="TableRow393">
          <table:covered-table-cell>
            <text:p text:style-name="P394"/>
          </table:covered-table-cell>
          <table:table-cell table:style-name="TableCell395">
            <text:p text:style-name="P396">FP4</text:p>
          </table:table-cell>
          <table:table-cell table:style-name="TableCell397">
            <text:p text:style-name="P398">Caso o Administrador clique na opção “OK”, o produto deverá ser salvo no banco de dados.</text:p>
          </table:table-cell>
        </table:table-row>
        <table:table-row table:style-name="TableRow399">
          <table:covered-table-cell>
            <text:p text:style-name="P400"/>
          </table:covered-table-cell>
          <table:table-cell table:style-name="TableCell401">
            <text:p text:style-name="P402">FP5</text:p>
          </table:table-cell>
          <table:table-cell table:style-name="TableCell403">
            <text:p text:style-name="P404">O sistema irá enviar uma mensagem de “Produto <text:s/>Cadastrado com Sucesso”</text:p>
          </table:table-cell>
        </table:table-row>
        <table:table-row table:style-name="TableRow405">
          <table:table-cell table:style-name="TableCell406" table:number-rows-spanned="3">
            <text:p text:style-name="P407">Fluxos Alternativos</text:p>
          </table:table-cell>
          <table:table-cell table:style-name="TableCell408">
            <text:p text:style-name="P409">FA1</text:p>
          </table:table-cell>
          <table:table-cell table:style-name="TableCell410">
            <text:p text:style-name="P411">Se o produto já estiver cadastrado no sistema, o sistema emitirá uma mensagem de que já existe o produto e se deseja alterar os dados do mesmo.</text:p>
          </table:table-cell>
        </table:table-row>
        <table:table-row table:style-name="TableRow412">
          <table:covered-table-cell>
            <text:p text:style-name="P413"/>
          </table:covered-table-cell>
          <table:table-cell table:style-name="TableCell414">
            <text:p text:style-name="P415">FA2</text:p>
          </table:table-cell>
          <table:table-cell table:style-name="TableCell416">
            <text:p text:style-name="P417">Se o Administrador clicar no botão Cancelar todos os<text:s/>dados inseridos nos campos serão descartados</text:p>
          </table:table-cell>
        </table:table-row>
        <table:table-row table:style-name="TableRow418">
          <table:covered-table-cell>
            <text:p text:style-name="P419"/>
          </table:covered-table-cell>
          <table:table-cell table:style-name="TableCell420">
            <text:p text:style-name="P421">FA3</text:p>
          </table:table-cell>
          <table:table-cell table:style-name="TableCell422">
            <text:p text:style-name="P423">Se algum campo estiver em branco o sistema emitirá uma mensagem de que é obrigatorio preencher todos os campos e o produto não será cadastrado</text:p>
          </table:table-cell>
        </table:table-row>
        <table:table-row table:style-name="TableRow424">
          <table:table-cell table:style-name="TableCell425" table:number-rows-spanned="2">
            <text:p text:style-name="P426">Regras de Negocio</text:p>
          </table:table-cell>
          <table:table-cell table:style-name="TableCell427">
            <text:p text:style-name="P428">RN1</text:p>
          </table:table-cell>
          <table:table-cell table:style-name="TableCell429">
            <text:p text:style-name="P430">O nome do produto deverá ter no minino<text:s/>3 caracteres</text:p>
          </table:table-cell>
        </table:table-row>
        <table:table-row table:style-name="TableRow431">
          <table:covered-table-cell>
            <text:p text:style-name="P432"/>
          </table:covered-table-cell>
          <table:table-cell table:style-name="TableCell433">
            <text:p text:style-name="P434">RN2</text:p>
          </table:table-cell>
          <table:table-cell table:style-name="TableCell435">
            <text:p text:style-name="P436">O valor da porcentagem de lucro nunca deverá ser negativo</text:p>
          </table:table-cell>
        </table:table-row>
        <table:table-row table:style-name="TableRow437">
          <table:table-cell table:style-name="TableCell438">
            <text:p text:style-name="P439">Pós Condições</text:p>
          </table:table-cell>
          <table:table-cell table:style-name="TableCell440">
            <text:p text:style-name="P441">PC1</text:p>
          </table:table-cell>
          <table:table-cell table:style-name="TableCell442">
            <text:p text:style-name="P443">O Produto deverá ser salvo no banco de dados</text:p>
          </table:table-cell>
        </table:table-row>
        <table:table-row table:style-name="TableRow444">
          <table:table-cell table:style-name="TableCell445">
            <text:p text:style-name="P446">Casos de Uso Afetados</text:p>
          </table:table-cell>
          <table:table-cell table:style-name="TableCell447" table:number-columns-spanned="2">
            <text:p text:style-name="P448">UC 2.0 , UC 4.0</text:p>
          </table:table-cell>
          <table:covered-table-cell/>
        </table:table-row>
      </table:table>
      <text:p text:style-name="P449">UC 2.2 –<text:s/>Buscar e<text:s/>Apagar<text:s/>Produto</text:p>
      <table:table table:style-name="Table450">
        <table:table-columns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 table:number-columns-spanned="3">
            <text:p text:style-name="P456">UC 2.2 – Buscar e Apagar Produto</text:p>
          </table:table-cell>
          <table:covered-table-cell/>
          <table:covered-table-cell/>
        </table:table-row>
        <table:table-row table:style-name="TableRow457">
          <table:table-cell table:style-name="TableCell458">
            <text:p text:style-name="P459">Pré Condições</text:p>
          </table:table-cell>
          <table:table-cell table:style-name="TableCell460">
            <text:p text:style-name="P461">PC1</text:p>
          </table:table-cell>
          <table:table-cell table:style-name="TableCell462">
            <text:p text:style-name="P463">O<text:s/>Administrador<text:s/>deverá estar logado no sistema</text:p>
          </table:table-cell>
        </table:table-row>
        <table:table-row table:style-name="TableRow464">
          <table:table-cell table:style-name="TableCell465">
            <text:p text:style-name="P466">Atores Envolvidos</text:p>
          </table:table-cell>
          <table:table-cell table:style-name="TableCell467" table:number-columns-spanned="2">
            <text:p text:style-name="P468">Administrador</text:p>
          </table:table-cell>
          <table:covered-table-cell/>
        </table:table-row>
        <table:table-row table:style-name="TableRow469">
          <table:table-cell table:style-name="TableCell470" table:number-rows-spanned="3">
            <text:p text:style-name="P471">Fluxo Principal</text:p>
          </table:table-cell>
          <table:table-cell table:style-name="TableCell472">
            <text:p text:style-name="P473">FP1</text:p>
          </table:table-cell>
          <table:table-cell table:style-name="TableCell474">
            <text:p text:style-name="P475">O Administrador deverá preencher os filtros de nome ou Código<text:s/>e quantidade para a busca</text:p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>FP2</text:p>
          </table:table-cell>
          <table:table-cell table:style-name="TableCell480">
            <text:p text:style-name="P481">Para iniciar a busca deverá clicar no botão “Buscar”</text:p>
          </table:table-cell>
        </table:table-row>
        <table:table-row table:style-name="TableRow482">
          <table:covered-table-cell>
            <text:p text:style-name="P483"/>
          </table:covered-table-cell>
          <table:table-cell table:style-name="TableCell484">
            <text:p text:style-name="P485">FP3</text:p>
          </table:table-cell>
          <table:table-cell table:style-name="TableCell486">
            <text:p text:style-name="P487">O sistema irá gerar uma tabela com os Produtos<text:s/>filtrados</text:p>
          </table:table-cell>
        </table:table-row>
        <table:table-row table:style-name="TableRow488">
          <table:table-cell table:style-name="TableCell489" table:number-rows-spanned="6">
            <text:p text:style-name="P490">Fluxos Alternativos</text:p>
          </table:table-cell>
          <table:table-cell table:style-name="TableCell491">
            <text:p text:style-name="P492">FA1</text:p>
          </table:table-cell>
          <table:table-cell table:style-name="TableCell493">
            <text:p text:style-name="P494">Se os filtros não forem preenchidos, o sistema irá mostrar todos os Produtos cadastrados.</text:p>
          </table:table-cell>
        </table:table-row>
        <table:table-row table:style-name="TableRow495">
          <table:covered-table-cell>
            <text:p text:style-name="P496"/>
          </table:covered-table-cell>
          <table:table-cell table:style-name="TableCell497">
            <text:p text:style-name="P498">FA2</text:p>
          </table:table-cell>
          <table:table-cell table:style-name="TableCell499">
            <text:p text:style-name="P500">Se o Administrador desejar editar algum produto<text:s/>que foi buscado<text:s/>deverá clicar no nome do produto<text:s/>e clicar no botão “Editar”</text:p>
          </table:table-cell>
        </table:table-row>
        <table:table-row table:style-name="TableRow501">
          <table:covered-table-cell>
            <text:p text:style-name="P502"/>
          </table:covered-table-cell>
          <table:table-cell table:style-name="TableCell503">
            <text:p text:style-name="P504">FA3</text:p>
          </table:table-cell>
          <table:table-cell table:style-name="TableCell505">
            <text:p text:style-name="P506">Se o Administrador desejar Apagar algum Produto<text:s/>deverá clicar no produto desejado e clicar no botão “Apagar”</text:p>
          </table:table-cell>
        </table:table-row>
        <table:table-row table:style-name="TableRow507">
          <table:covered-table-cell>
            <text:p text:style-name="P508"/>
          </table:covered-table-cell>
          <table:table-cell table:style-name="TableCell509">
            <text:p text:style-name="P510">FA4</text:p>
          </table:table-cell>
          <table:table-cell table:style-name="TableCell511">
            <text:p text:style-name="P512">O Sistema irá emitir uma mensagem “Deseja Apagar esse produto?”</text:p>
          </table:table-cell>
        </table:table-row>
        <table:table-row table:style-name="TableRow513">
          <table:covered-table-cell>
            <text:p text:style-name="P514"/>
          </table:covered-table-cell>
          <table:table-cell table:style-name="TableCell515">
            <text:p text:style-name="P516">FA5</text:p>
          </table:table-cell>
          <table:table-cell table:style-name="TableCell517">
            <text:p text:style-name="P518">Se o Administrador clicar no botão <text:s/>“Sim”, o produto será apagado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FA6</text:p>
          </table:table-cell>
          <table:table-cell table:style-name="TableCell523">
            <text:p text:style-name="P524">O Sistema irá emitir a mensagem “Produto Apagado com Sucesso”</text:p>
          </table:table-cell>
        </table:table-row>
        <table:table-row table:style-name="TableRow525">
          <table:table-cell table:style-name="TableCell526">
            <text:p text:style-name="P527">Regras de Negocio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Pós Condições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Casos de Uso Afetados</text:p>
          </table:table-cell>
          <table:table-cell table:style-name="TableCell542" table:number-columns-spanned="2">
            <text:p text:style-name="P543"/>
          </table:table-cell>
          <table:covered-table-cell/>
        </table:table-row>
      </table:table>
      <text:p text:style-name="P544">UC 2.3 –<text:s/>Saída de Produtos</text:p>
      <table:table table:style-name="Table545">
        <table:table-columns>
          <table:table-column table:style-name="TableColumn546"/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 table:number-columns-spanned="3">
            <text:p text:style-name="P551">UC 2.1 – Cadastrar Produto</text:p>
          </table:table-cell>
          <table:covered-table-cell/>
          <table:covered-table-cell/>
        </table:table-row>
        <table:table-row table:style-name="TableRow552">
          <table:table-cell table:style-name="TableCell553">
            <text:p text:style-name="P554">Pré Condições</text:p>
          </table:table-cell>
          <table:table-cell table:style-name="TableCell555">
            <text:p text:style-name="P556">PC1</text:p>
          </table:table-cell>
          <table:table-cell table:style-name="TableCell557">
            <text:p text:style-name="P558">O Usuário deve estar logado no sistema.</text:p>
          </table:table-cell>
        </table:table-row>
        <table:table-row table:style-name="TableRow559">
          <table:table-cell table:style-name="TableCell560">
            <text:p text:style-name="P561">Atores Envolvidos</text:p>
          </table:table-cell>
          <table:table-cell table:style-name="TableCell562" table:number-columns-spanned="2">
            <text:p text:style-name="P563">Usuário</text:p>
          </table:table-cell>
          <table:covered-table-cell/>
        </table:table-row>
        <table:table-row table:style-name="TableRow564">
          <table:table-cell table:style-name="TableCell565" table:number-rows-spanned="4">
            <text:p text:style-name="P566">Fluxo Principal</text:p>
          </table:table-cell>
          <table:table-cell table:style-name="TableCell567">
            <text:p text:style-name="P568">FP1</text:p>
          </table:table-cell>
          <table:table-cell table:style-name="TableCell569">
            <text:p text:style-name="P570">O Usuário deve preencher os campos nome ou código do produto</text:p>
          </table:table-cell>
        </table:table-row>
        <table:table-row table:style-name="TableRow571">
          <table:covered-table-cell>
            <text:p text:style-name="P572"/>
          </table:covered-table-cell>
          <table:table-cell table:style-name="TableCell573">
            <text:p text:style-name="P574">FP2</text:p>
          </table:table-cell>
          <table:table-cell table:style-name="TableCell575">
            <text:p text:style-name="P576">Para iniciar a busca deverá clicar no botão “Buscar”</text:p>
          </table:table-cell>
        </table:table-row>
        <table:table-row table:style-name="TableRow577">
          <table:covered-table-cell>
            <text:p text:style-name="P578"/>
          </table:covered-table-cell>
          <table:table-cell table:style-name="TableCell579">
            <text:p text:style-name="P580">FP3</text:p>
          </table:table-cell>
          <table:table-cell table:style-name="TableCell581">
            <text:p text:style-name="P582">O sistema irá gerar uma tabela com o Produto filtrado</text:p>
          </table:table-cell>
        </table:table-row>
        <table:table-row table:style-name="TableRow583">
          <table:covered-table-cell>
            <text:p text:style-name="P584"/>
          </table:covered-table-cell>
          <table:table-cell table:style-name="TableCell585">
            <text:p text:style-name="P586">FP4</text:p>
          </table:table-cell>
          <table:table-cell table:style-name="TableCell587">
            <text:p text:style-name="P588">O Usuário deverá clicar no produto desejado</text:p>
          </table:table-cell>
        </table:table-row>
        <table:table-row table:style-name="TableRow589">
          <table:table-cell table:style-name="TableCell590">
            <text:p text:style-name="P591"/>
          </table:table-cell>
          <table:table-cell table:style-name="TableCell592">
            <text:p text:style-name="P593">FP5</text:p>
          </table:table-cell>
          <table:table-cell table:style-name="TableCell594">
            <text:p text:style-name="P595">O Usuário Deverá Informar a Quantidade a ser retirada do Estoque</text:p>
          </table:table-cell>
        </table:table-row>
        <table:table-row table:style-name="TableRow596">
          <table:table-cell table:style-name="TableCell597">
            <text:p text:style-name="P598"/>
          </table:table-cell>
          <table:table-cell table:style-name="TableCell599">
            <text:p text:style-name="P600">FP6</text:p>
          </table:table-cell>
          <table:table-cell table:style-name="TableCell601">
            <text:p text:style-name="P602">Se a quantidade requerida for menor que a quantidade no estoque deverá ser emitido uma mensagem de sucesso</text:p>
          </table:table-cell>
        </table:table-row>
        <text:soft-page-break/>
        <table:table-row table:style-name="TableRow603">
          <table:table-cell table:style-name="TableCell604" table:number-rows-spanned="2">
            <text:p text:style-name="P605">Fluxos Alternativos</text:p>
          </table:table-cell>
          <table:table-cell table:style-name="TableCell606">
            <text:p text:style-name="P607">FA1</text:p>
          </table:table-cell>
          <table:table-cell table:style-name="TableCell608">
            <text:p text:style-name="P609">Se os filtros não forem preenchidos, o sistema irá mostrar todos os Produtos cadastrados.</text:p>
          </table:table-cell>
        </table:table-row>
        <table:table-row table:style-name="TableRow610">
          <table:covered-table-cell>
            <text:p text:style-name="P611"/>
          </table:covered-table-cell>
          <table:table-cell table:style-name="TableCell612">
            <text:p text:style-name="P613">FA2</text:p>
          </table:table-cell>
          <table:table-cell table:style-name="TableCell614">
            <text:p text:style-name="P615">Se o número de produtos estiver menor que o solicitado o sistema enviará uma mensagem dizendo que não há produtos suficientes</text:p>
          </table:table-cell>
        </table:table-row>
        <table:table-row table:style-name="TableRow616">
          <table:table-cell table:style-name="TableCell617">
            <text:p text:style-name="P618">Regras de Negocio</text:p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</table:table-row>
        <table:table-row table:style-name="TableRow623">
          <table:table-cell table:style-name="TableCell624">
            <text:p text:style-name="P625">Pós Condições</text:p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>
            <text:p text:style-name="P632">Casos de Uso Afetados</text:p>
          </table:table-cell>
          <table:table-cell table:style-name="TableCell633" table:number-columns-spanned="2">
            <text:p text:style-name="P634"/>
          </table:table-cell>
          <table:covered-table-cell/>
        </table:table-row>
      </table:table>
      <text:p text:style-name="P635"/>
      <text:p text:style-name="Normal"><text:span text:style-name="T636"><draw:frame draw:style-name="a5" draw:name="Imagem 6" text:anchor-type="as-char" svg:x="0in" svg:y="0in" svg:width="6.29931in" svg:height="4.875in" style:rel-width="scale" style:rel-height="scale"><draw:image xlink:href="media/image4.png" xlink:type="simple" xlink:show="embed" xlink:actuate="onLoad"/><svg:title/><svg:desc/></draw:frame></text:span></text:p>
      <text:p text:style-name="P637">UC 3.0 – Gerenciar Fornecedores</text:p>
      <text:p text:style-name="P638">UC 3.1 – Cadastrar Fornecedores</text:p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</table:table-columns>
        <table:table-row table:style-name="TableRow643">
          <table:table-cell table:style-name="TableCell644" table:number-columns-spanned="3">
            <text:p text:style-name="P645">UC 1.1 – Cadastrar Fornecedores</text:p>
          </table:table-cell>
          <table:covered-table-cell/>
          <table:covered-table-cell/>
        </table:table-row>
        <table:table-row table:style-name="TableRow646">
          <table:table-cell table:style-name="TableCell647">
            <text:p text:style-name="P648">Pré Condições</text:p>
          </table:table-cell>
          <table:table-cell table:style-name="TableCell649">
            <text:p text:style-name="P650">PC1</text:p>
          </table:table-cell>
          <table:table-cell table:style-name="TableCell651">
            <text:p text:style-name="P652">O Administrador deve estar<text:s/>cadastrado no sistema</text:p>
          </table:table-cell>
        </table:table-row>
        <text:soft-page-break/>
        <table:table-row table:style-name="TableRow653">
          <table:table-cell table:style-name="TableCell654">
            <text:p text:style-name="P655">Atores Envolvidos</text:p>
          </table:table-cell>
          <table:table-cell table:style-name="TableCell656" table:number-columns-spanned="2">
            <text:p text:style-name="P657">Administrador</text:p>
          </table:table-cell>
          <table:covered-table-cell/>
        </table:table-row>
        <table:table-row table:style-name="TableRow658">
          <table:table-cell table:style-name="TableCell659" table:number-rows-spanned="5">
            <text:p text:style-name="P660">Fluxo Principal</text:p>
          </table:table-cell>
          <table:table-cell table:style-name="TableCell661">
            <text:p text:style-name="P662">FP1</text:p>
          </table:table-cell>
          <table:table-cell table:style-name="TableCell663">
            <text:p text:style-name="P664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665">
          <table:covered-table-cell>
            <text:p text:style-name="P666"/>
          </table:covered-table-cell>
          <table:table-cell table:style-name="TableCell667">
            <text:p text:style-name="P668">FP2</text:p>
          </table:table-cell>
          <table:table-cell table:style-name="TableCell669">
            <text:p text:style-name="P670">Para cadastrar o fornecedor, o administrador deve clicar no botão “Salvar”</text:p>
          </table:table-cell>
        </table:table-row>
        <table:table-row table:style-name="TableRow671">
          <table:covered-table-cell>
            <text:p text:style-name="P672"/>
          </table:covered-table-cell>
          <table:table-cell table:style-name="TableCell673">
            <text:p text:style-name="P674">FP3</text:p>
          </table:table-cell>
          <table:table-cell table:style-name="TableCell675">
            <text:p text:style-name="P676">O sistema emitirá uma<text:s/>mensagem de confirmação “Cadastrar Fornecedores”</text:p>
          </table:table-cell>
        </table:table-row>
        <table:table-row table:style-name="TableRow677">
          <table:covered-table-cell>
            <text:p text:style-name="P678"/>
          </table:covered-table-cell>
          <table:table-cell table:style-name="TableCell679">
            <text:p text:style-name="P680">FP4</text:p>
          </table:table-cell>
          <table:table-cell table:style-name="TableCell681">
            <text:p text:style-name="P682">Caso o administrador clique na opção “OK”, o fornecedor deverá ser salvo no banco de dados.</text:p>
          </table:table-cell>
        </table:table-row>
        <table:table-row table:style-name="TableRow683">
          <table:covered-table-cell>
            <text:p text:style-name="P684"/>
          </table:covered-table-cell>
          <table:table-cell table:style-name="TableCell685">
            <text:p text:style-name="P686">FP5</text:p>
          </table:table-cell>
          <table:table-cell table:style-name="TableCell687">
            <text:p text:style-name="P688">O sistema irá enviar uma mensagem de “Fornecedor Cadastrado com Sucesso”</text:p>
          </table:table-cell>
        </table:table-row>
        <table:table-row table:style-name="TableRow689">
          <table:table-cell table:style-name="TableCell690" table:number-rows-spanned="3">
            <text:p text:style-name="P691">Fluxos Alternativos</text:p>
          </table:table-cell>
          <table:table-cell table:style-name="TableCell692">
            <text:p text:style-name="P693">FA1</text:p>
          </table:table-cell>
          <table:table-cell table:style-name="TableCell694">
            <text:p text:style-name="P695">Se o<text:s/>fornecedor já estiver cadastrado no sistema, o sistema emitirá uma mensagem de que já existe o fornecedor e se deseja alterar os dados do mesmo.</text:p>
          </table:table-cell>
        </table:table-row>
        <table:table-row table:style-name="TableRow696">
          <table:covered-table-cell>
            <text:p text:style-name="P697"/>
          </table:covered-table-cell>
          <table:table-cell table:style-name="TableCell698">
            <text:p text:style-name="P699">FA2</text:p>
          </table:table-cell>
          <table:table-cell table:style-name="TableCell700">
            <text:p text:style-name="P701">Se o administrador clicar no botão Cancelar todos os dados inseridos nos campos serão descartados</text:p>
          </table:table-cell>
        </table:table-row>
        <table:table-row table:style-name="TableRow702">
          <table:covered-table-cell>
            <text:p text:style-name="P703"/>
          </table:covered-table-cell>
          <table:table-cell table:style-name="TableCell704">
            <text:p text:style-name="P705">FA3</text:p>
          </table:table-cell>
          <table:table-cell table:style-name="TableCell706">
            <text:p text:style-name="P707">Se algum campo estiver em branco o sistema emitirá uma mensagem de que é obrigatorio preencher todos os campos e o fornecedor não será cadastrado</text:p>
          </table:table-cell>
        </table:table-row>
        <table:table-row table:style-name="TableRow708">
          <table:table-cell table:style-name="TableCell709" table:number-rows-spanned="2">
            <text:p text:style-name="P710">Regras de Negocio</text:p>
          </table:table-cell>
          <table:table-cell table:style-name="TableCell711">
            <text:p text:style-name="P712">RN1</text:p>
          </table:table-cell>
          <table:table-cell table:style-name="TableCell713">
            <text:p text:style-name="P714">O nome do fornecedor deverá ter no minino 3 caracteres</text:p>
          </table:table-cell>
        </table:table-row>
        <table:table-row table:style-name="TableRow715">
          <table:covered-table-cell>
            <text:p text:style-name="P716"/>
          </table:covered-table-cell>
          <table:table-cell table:style-name="TableCell717">
            <text:p text:style-name="P718">RN2</text:p>
          </table:table-cell>
          <table:table-cell table:style-name="TableCell719">
            <text:p text:style-name="P720">o Cnpj do fornecedor<text:s/>deverá ter apenas números.</text:p>
          </table:table-cell>
        </table:table-row>
        <table:table-row table:style-name="TableRow721">
          <table:table-cell table:style-name="TableCell722">
            <text:p text:style-name="P723">Pós Condições</text:p>
          </table:table-cell>
          <table:table-cell table:style-name="TableCell724">
            <text:p text:style-name="P725">PC1</text:p>
          </table:table-cell>
          <table:table-cell table:style-name="TableCell726">
            <text:p text:style-name="P727">O fornecedor deverá ser salvo no banco de dados</text:p>
          </table:table-cell>
        </table:table-row>
        <table:table-row table:style-name="TableRow728">
          <table:table-cell table:style-name="TableCell729">
            <text:p text:style-name="P730">Casos de Uso Afetados</text:p>
          </table:table-cell>
          <table:table-cell table:style-name="TableCell731" table:number-columns-spanned="2">
            <text:p text:style-name="P732">UC 2.0,UC 3.0</text:p>
          </table:table-cell>
          <table:covered-table-cell/>
        </table:table-row>
      </table:table>
      <text:p text:style-name="P733"/>
      <text:p text:style-name="P734"/>
      <text:p text:style-name="P735"><text:bookmark-start text:name="__DdeLink__923_1574944794"/><text:bookmark-start text:name="__DdeLink__884_15749447941"/>UC 3.2 – Buscar e Apagar<text:s/>Fornecedor</text:p>
      <table:table table:style-name="Table736">
        <table:table-columns>
          <table:table-column table:style-name="TableColumn737"/>
          <table:table-column table:style-name="TableColumn738"/>
          <table:table-column table:style-name="TableColumn739"/>
        </table:table-columns>
        <table:table-row table:style-name="TableRow740">
          <table:table-cell table:style-name="TableCell741" table:number-columns-spanned="3">
            <text:p text:style-name="P742">UC 3.2 – Buscar e Apagar<text:s/>Fornecedor</text:p>
          </table:table-cell>
          <table:covered-table-cell/>
          <table:covered-table-cell/>
        </table:table-row>
        <table:table-row table:style-name="TableRow743">
          <table:table-cell table:style-name="TableCell744">
            <text:p text:style-name="P745">Pré Condições</text:p>
          </table:table-cell>
          <table:table-cell table:style-name="TableCell746">
            <text:p text:style-name="P747">PC1</text:p>
          </table:table-cell>
          <table:table-cell table:style-name="TableCell748">
            <text:p text:style-name="P749">O Administrador deverá estar logado no sistema</text:p>
          </table:table-cell>
        </table:table-row>
        <table:table-row table:style-name="TableRow750">
          <table:table-cell table:style-name="TableCell751">
            <text:p text:style-name="P752">Atores Envolvidos</text:p>
          </table:table-cell>
          <table:table-cell table:style-name="TableCell753" table:number-columns-spanned="2">
            <text:p text:style-name="P754">Administrador</text:p>
          </table:table-cell>
          <table:covered-table-cell/>
        </table:table-row>
        <table:table-row table:style-name="TableRow755">
          <table:table-cell table:style-name="TableCell756" table:number-rows-spanned="3">
            <text:p text:style-name="P757">Fluxo Principal</text:p>
          </table:table-cell>
          <table:table-cell table:style-name="TableCell758">
            <text:p text:style-name="P759">FP1</text:p>
          </table:table-cell>
          <table:table-cell table:style-name="TableCell760">
            <text:p text:style-name="P761">O Administrador deve preencher os campos de nome , Cnpj, telefone.</text:p>
          </table:table-cell>
        </table:table-row>
        <table:table-row table:style-name="TableRow762">
          <table:covered-table-cell>
            <text:p text:style-name="P763"/>
          </table:covered-table-cell>
          <table:table-cell table:style-name="TableCell764">
            <text:p text:style-name="P765">FP2</text:p>
          </table:table-cell>
          <table:table-cell table:style-name="TableCell766">
            <text:p text:style-name="P767">Para iniciar a busca deverá clicar no botão<text:s/>“Buscar”</text:p>
          </table:table-cell>
        </table:table-row>
        <table:table-row table:style-name="TableRow768">
          <table:covered-table-cell>
            <text:p text:style-name="P769"/>
          </table:covered-table-cell>
          <table:table-cell table:style-name="TableCell770">
            <text:p text:style-name="P771">FP3</text:p>
          </table:table-cell>
          <table:table-cell table:style-name="TableCell772">
            <text:p text:style-name="P773">O sistema irá gerar uma tabela com os fornecedores filtrados</text:p>
          </table:table-cell>
        </table:table-row>
        <table:table-row table:style-name="TableRow774">
          <table:table-cell table:style-name="TableCell775" table:number-rows-spanned="6">
            <text:p text:style-name="P776">Fluxos Alternativos</text:p>
          </table:table-cell>
          <table:table-cell table:style-name="TableCell777">
            <text:p text:style-name="P778">FA1</text:p>
          </table:table-cell>
          <table:table-cell table:style-name="TableCell779">
            <text:p text:style-name="P780">Se os filtros não forem preenchidos, o sistema irá mostrar todos os fornecedores cadastrados.</text:p>
          </table:table-cell>
        </table:table-row>
        <table:table-row table:style-name="TableRow781">
          <table:covered-table-cell>
            <text:p text:style-name="P782"/>
          </table:covered-table-cell>
          <table:table-cell table:style-name="TableCell783">
            <text:p text:style-name="P784">FA2</text:p>
          </table:table-cell>
          <table:table-cell table:style-name="TableCell785">
            <text:p text:style-name="P786">Se o Administrador desejar editar algum fornecedor que<text:s/>foi buscado deverá clicar no nome do fornecedor e clicar no botão “Editar”</text:p>
          </table:table-cell>
        </table:table-row>
        <table:table-row table:style-name="TableRow787">
          <table:covered-table-cell>
            <text:p text:style-name="P788"/>
          </table:covered-table-cell>
          <table:table-cell table:style-name="TableCell789">
            <text:p text:style-name="P790">FA3</text:p>
          </table:table-cell>
          <table:table-cell table:style-name="TableCell791">
            <text:p text:style-name="P792">Se o Adminstrador desejar Apagar algum fornecedor deverá clicar no fornecedor desejado e depois clicar no botão “Apagar”</text:p>
          </table:table-cell>
        </table:table-row>
        <table:table-row table:style-name="TableRow793">
          <table:covered-table-cell>
            <text:p text:style-name="P794"/>
          </table:covered-table-cell>
          <table:table-cell table:style-name="TableCell795">
            <text:p text:style-name="P796">FA4</text:p>
          </table:table-cell>
          <table:table-cell table:style-name="TableCell797">
            <text:p text:style-name="P798">O Sistema irá enviar uma mensagem de confirmação<text:s/>“Deseja Excluir esse fornecedor?”</text:p>
          </table:table-cell>
        </table:table-row>
        <table:table-row table:style-name="TableRow799">
          <table:covered-table-cell>
            <text:p text:style-name="P800"/>
          </table:covered-table-cell>
          <table:table-cell table:style-name="TableCell801">
            <text:p text:style-name="P802">FA5</text:p>
          </table:table-cell>
          <table:table-cell table:style-name="TableCell803">
            <text:p text:style-name="P804">Se o Administrador clicar em “Sim” o fornecedor será apagado</text:p>
          </table:table-cell>
        </table:table-row>
        <table:table-row table:style-name="TableRow805">
          <table:covered-table-cell>
            <text:p text:style-name="P806"/>
          </table:covered-table-cell>
          <table:table-cell table:style-name="TableCell807">
            <text:p text:style-name="P808">FA6</text:p>
          </table:table-cell>
          <table:table-cell table:style-name="TableCell809">
            <text:p text:style-name="P810">O Sistema irá emitir a mensagem “Fornecedor apagado com Sucesso”</text:p>
          </table:table-cell>
        </table:table-row>
        <table:table-row table:style-name="TableRow811">
          <table:table-cell table:style-name="TableCell812">
            <text:p text:style-name="P813">Regras de Negocio</text:p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</table:table-row>
        <table:table-row table:style-name="TableRow818">
          <table:table-cell table:style-name="TableCell819">
            <text:p text:style-name="P820">Pós Condições</text:p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</table:table-row>
        <table:table-row table:style-name="TableRow825">
          <table:table-cell table:style-name="TableCell826">
            <text:p text:style-name="P827">Casos de Uso Afetados</text:p>
          </table:table-cell>
          <table:table-cell table:style-name="TableCell828" table:number-columns-spanned="2">
            <text:p text:style-name="P829"/>
          </table:table-cell>
          <table:covered-table-cell/>
        </table:table-row>
      </table:table>
      <text:p text:style-name="Normal"><text:bookmark-end text:name="__DdeLink__923_1574944794"/><text:span text:style-name="T830"><draw:frame draw:z-index="251665408" draw:style-name="a6" draw:name="Imagem 7" text:anchor-type="paragraph" svg:x="0.05833in" svg:y="0.19375in" svg:width="5.91701in" svg:height="3.96898in" style:rel-width="scale" style:rel-height="scale"><draw:image xlink:href="media/image5.png" xlink:type="simple" xlink:show="embed" xlink:actuate="onLoad"/><svg:title/><svg:desc/></draw:frame></text:span></text:p>
      <text:p text:style-name="P831"/>
      <text:p text:style-name="P832"><text:bookmark-end text:name="__DdeLink__884_15749447941"/></text:p>
      <text:p text:style-name="P833">PROTÓTIPOS DE<text:s/>TELA</text:p>
      <text:p text:style-name="P834">UC 1.0 – Gerenciar Usuários</text:p>
      <text:p text:style-name="Normal"><text:span text:style-name="T835"><draw:frame draw:z-index="251676672" draw:style-name="a7" draw:name="Imagem 30" text:anchor-type="paragraph" svg:x="0in" svg:y="0.3375in" svg:width="4.59695in" svg:height="2.35417in" style:rel-width="scale" style:rel-height="scale"><draw:image xlink:href="media/image6.png" xlink:type="simple" xlink:show="embed" xlink:actuate="onLoad"/><svg:title/><svg:desc>C:\Users\joao_\Desktop\Trabalho DSC\Trabalho-DSC\Documentação\Prototipos de tela\Cadastrar Usuario\Cadastro.png</svg:desc></draw:frame></text:span><text:span text:style-name="T836">UC 1.1 – Cadastrar Usuários</text:span></text:p>
      <text:p text:style-name="P837"/>
      <text:p text:style-name="P838"><text:span text:style-name="T839"><draw:frame draw:z-index="251679744" draw:style-name="a8" draw:name="Imagem 33" text:anchor-type="paragraph" svg:x="0in" svg:y="4.69792in" svg:width="4.59695in" svg:height="2.35417in" style:rel-width="scale" style:rel-height="scale"><draw:image xlink:href="media/image7.png" xlink:type="simple" xlink:show="embed" xlink:actuate="onLoad"/><svg:title/><svg:desc>C:\Users\joao_\Desktop\Trabalho DSC\Trabalho-DSC\Documentação\Prototipos de tela\Cadastrar Usuario\Cadastrar usuario.png</svg:desc></draw:frame></text:span><text:span text:style-name="T840"><draw:frame draw:z-index="251677696" draw:style-name="a9" draw:name="Imagem 31" text:anchor-type="paragraph" svg:x="0in" svg:y="2.07292in" svg:width="4.58333in" svg:height="2.34719in" style:rel-width="scale" style:rel-height="scale"><draw:image xlink:href="media/image8.png" xlink:type="simple" xlink:show="embed" xlink:actuate="onLoad"/><svg:title/><svg:desc>C:\Users\joao_\Desktop\Trabalho DSC\Trabalho-DSC\Documentação\Prototipos de tela\Cadastrar Usuario\Aba Cadastrar.png</svg:desc></draw:frame></text:span></text:p>
      <text:soft-page-break/>
      <text:p text:style-name="P841"><text:span text:style-name="T842"><draw:frame draw:z-index="251682816" draw:style-name="a10" draw:name="Imagem 36" text:anchor-type="paragraph" svg:x="0in" svg:y="7.52778in" svg:width="4.59695in" svg:height="2.35417in" style:rel-width="scale" style:rel-height="scale"><draw:image xlink:href="media/image9.png" xlink:type="simple" xlink:show="embed" xlink:actuate="onLoad"/><svg:title/><svg:desc>C:\Users\joao_\Desktop\Trabalho DSC\Trabalho-DSC\Documentação\Prototipos de tela\Cadastrar Usuario\Usuario ja cadastrado.png</svg:desc></draw:frame></text:span><text:span text:style-name="T843"><draw:frame draw:z-index="251680768" draw:style-name="a11" draw:name="Imagem 34" text:anchor-type="paragraph" svg:x="0in" svg:y="5.06944in" svg:width="4.59695in" svg:height="2.35417in" style:rel-width="scale" style:rel-height="scale"><draw:image xlink:href="media/image10.png" xlink:type="simple" xlink:show="embed" xlink:actuate="onLoad"/><svg:title/><svg:desc>C:\Users\joao_\Desktop\Trabalho DSC\Trabalho-DSC\Documentação\Prototipos de tela\Cadastrar Usuario\Campos.png</svg:desc></draw:frame></text:span><text:span text:style-name="T844"><draw:frame draw:z-index="251681792" draw:style-name="a12" draw:name="Imagem 35" text:anchor-type="paragraph" svg:x="0in" svg:y="2.5375in" svg:width="4.59653in" svg:height="2.35417in" style:rel-width="scale" style:rel-height="scale"><draw:image xlink:href="media/image11.png" xlink:type="simple" xlink:show="embed" xlink:actuate="onLoad"/><svg:title/><svg:desc>C:\Users\joao_\Desktop\Trabalho DSC\Trabalho-DSC\Documentação\Prototipos de tela\Cadastrar Usuario\Sucesso.png</svg:desc></draw:frame></text:span><text:span text:style-name="T845"><draw:frame draw:z-index="251678720" draw:style-name="a13" draw:name="Imagem 32" text:anchor-type="paragraph" svg:x="0in" svg:y="0.00625in" svg:width="4.59695in" svg:height="2.35417in" style:rel-width="scale" style:rel-height="scale"><draw:image xlink:href="media/image12.png" xlink:type="simple" xlink:show="embed" xlink:actuate="onLoad"/><svg:title/><svg:desc>C:\Users\joao_\Desktop\Trabalho DSC\Trabalho-DSC\Documentação\Prototipos de tela\Cadastrar Usuario\Aviso.png</svg:desc></draw:frame></text:span></text:p>
      <text:soft-page-break/>
      <text:p text:style-name="P846"><text:span text:style-name="T847"><draw:frame draw:z-index="251683840" draw:style-name="a14" draw:name="Imagem 37" text:anchor-type="paragraph" svg:x="0in" svg:y="0.32917in" svg:width="4.59695in" svg:height="2.35417in" style:rel-width="scale" style:rel-height="scale"><draw:image xlink:href="media/image13.png" xlink:type="simple" xlink:show="embed" xlink:actuate="onLoad"/><svg:title/><svg:desc>C:\Users\joao_\Desktop\Trabalho DSC\Trabalho-DSC\Documentação\Prototipos de tela\Buscar Usuario\Aba Busca.png</svg:desc></draw:frame></text:span><text:span text:style-name="T848">UC 2.2 – Buscar e Apagar Produto</text:span></text:p>
      <text:p text:style-name="P849"><text:span text:style-name="T850"><draw:frame draw:z-index="251685888" draw:style-name="a15" draw:name="Imagem 39" text:anchor-type="paragraph" svg:x="0in" svg:y="4.90556in" svg:width="4.59653in" svg:height="2.35395in" style:rel-width="scale" style:rel-height="scale"><draw:image xlink:href="media/image14.png" xlink:type="simple" xlink:show="embed" xlink:actuate="onLoad"/><svg:title/><svg:desc>C:\Users\joao_\Desktop\Trabalho DSC\Trabalho-DSC\Documentação\Prototipos de tela\Buscar Usuario\Lista.png</svg:desc></draw:frame></text:span><text:span text:style-name="T851"><draw:frame draw:z-index="251684864" draw:style-name="a16" draw:name="Imagem 38" text:anchor-type="paragraph" svg:x="0in" svg:y="2.42639in" svg:width="4.59653in" svg:height="2.35395in" style:rel-width="scale" style:rel-height="scale"><draw:image xlink:href="media/image15.png" xlink:type="simple" xlink:show="embed" xlink:actuate="onLoad"/><svg:title/><svg:desc>C:\Users\joao_\Desktop\Trabalho DSC\Trabalho-DSC\Documentação\Prototipos de tela\Buscar Usuario\Buscar Usuario.png</svg:desc></draw:frame></text:span></text:p>
      <text:soft-page-break/>
      <text:p text:style-name="P852"><text:span text:style-name="T853"><draw:frame draw:z-index="251686912" draw:style-name="a17" draw:name="Imagem 40" text:anchor-type="paragraph" svg:x="0in" svg:y="-0.00417in" svg:width="4.59653in" svg:height="2.35395in" style:rel-width="scale" style:rel-height="scale"><draw:image xlink:href="media/image16.png" xlink:type="simple" xlink:show="embed" xlink:actuate="onLoad"/><svg:title/><svg:desc>C:\Users\joao_\Desktop\Trabalho DSC\Trabalho-DSC\Documentação\Prototipos de tela\Buscar Usuario\Aviso.png</svg:desc></draw:frame></text:span></text:p>
      <text:p text:style-name="P854"><text:span text:style-name="T855"><draw:frame draw:z-index="251688960" draw:style-name="a18" draw:name="Imagem 42" text:anchor-type="paragraph" svg:x="0in" svg:y="4.63472in" svg:width="4.58333in" svg:height="2.34653in" style:rel-width="scale" style:rel-height="scale"><draw:image xlink:href="media/image17.png" xlink:type="simple" xlink:show="embed" xlink:actuate="onLoad"/><svg:title/><svg:desc>C:\Users\joao_\Desktop\Trabalho DSC\Trabalho-DSC\Documentação\Prototipos de tela\Buscar Usuario\Apagado.png</svg:desc></draw:frame></text:span><text:span text:style-name="T856"><draw:frame draw:z-index="251687936" draw:style-name="a19" draw:name="Imagem 41" text:anchor-type="paragraph" svg:x="0in" svg:y="2.14444in" svg:width="4.58333in" svg:height="2.34653in" style:rel-width="scale" style:rel-height="scale"><draw:image xlink:href="media/image18.png" xlink:type="simple" xlink:show="embed" xlink:actuate="onLoad"/><svg:title/><svg:desc>C:\Users\joao_\Desktop\Trabalho DSC\Trabalho-DSC\Documentação\Prototipos de tela\Buscar Usuario\Apagar.png</svg:desc></draw:frame></text:span></text:p>
      <text:soft-page-break/>
      <text:p text:style-name="P857"><text:span text:style-name="T858"><draw:frame draw:z-index="251689984" draw:style-name="a20" draw:name="Imagem 43" text:anchor-type="paragraph" svg:x="0in" svg:y="0.00972in" svg:width="4.58333in" svg:height="2.34719in" style:rel-width="scale" style:rel-height="scale"><draw:image xlink:href="media/image19.png" xlink:type="simple" xlink:show="embed" xlink:actuate="onLoad"/><svg:title/><svg:desc>C:\Users\joao_\Desktop\Trabalho DSC\Trabalho-DSC\Documentação\Prototipos de tela\Buscar Usuario\Editar.png</svg:desc></draw:frame></text:span></text:p>
      <text:p text:style-name="P859"><text:span text:style-name="T860"><draw:frame draw:z-index="251691008" draw:style-name="a21" draw:name="Imagem 44" text:anchor-type="paragraph" svg:x="0in" svg:y="2.10347in" svg:width="4.59653in" svg:height="2.35395in" style:rel-width="scale" style:rel-height="scale"><draw:image xlink:href="media/image20.png" xlink:type="simple" xlink:show="embed" xlink:actuate="onLoad"/><svg:title/><svg:desc>C:\Users\joao_\Desktop\Trabalho DSC\Trabalho-DSC\Documentação\Prototipos de tela\Buscar Usuario\Editado.png</svg:desc></draw:frame></text:span></text:p>
      <text:p text:style-name="P861"/>
      <text:p text:style-name="P862">UC 1.3 – Login</text:p>
      <text:p text:style-name="P863"><text:span text:style-name="T864"><draw:frame draw:z-index="251675648" draw:style-name="a22" draw:name="Imagem 29" text:anchor-type="paragraph" svg:x="0in" svg:y="0.01181in" svg:width="4.77083in" svg:height="2.44306in" style:rel-width="scale" style:rel-height="scale"><draw:image xlink:href="media/image21.png" xlink:type="simple" xlink:show="embed" xlink:actuate="onLoad"/><svg:title/><svg:desc>C:\Users\joao_\Desktop\Trabalho DSC\Trabalho-DSC\Documentação\Prototipos de tela\Login.png</svg:desc></draw:frame></text:span></text:p>
      <text:soft-page-break/>
      <text:p text:style-name="P865">UC 2.1 – Cadastrar Produto</text:p>
      <text:p text:style-name="P866"><text:span text:style-name="T867"><draw:frame draw:z-index="251692032" draw:style-name="a23" draw:name="Imagem 45" text:anchor-type="paragraph" svg:x="0in" svg:y="0.00903in" svg:width="4.76042in" svg:height="2.43788in" style:rel-width="scale" style:rel-height="scale"><draw:image xlink:href="media/image22.png" xlink:type="simple" xlink:show="embed" xlink:actuate="onLoad"/><svg:title/><svg:desc>C:\Users\joao_\Desktop\Trabalho DSC\Trabalho-DSC\Documentação\Prototipos de tela\Cadastro de Produtos\Cadastrar produto.png</svg:desc></draw:frame></text:span></text:p>
      <text:p text:style-name="P868"/>
      <text:p text:style-name="P869"><text:span text:style-name="T870"><draw:frame draw:z-index="251696128" draw:style-name="a24" draw:name="Imagem 49" text:anchor-type="paragraph" svg:x="0in" svg:y="4.32778in" svg:width="4.75968in" svg:height="2.4375in" style:rel-width="scale" style:rel-height="scale"><draw:image xlink:href="media/image23.png" xlink:type="simple" xlink:show="embed" xlink:actuate="onLoad"/><svg:title/><svg:desc>C:\Users\joao_\Desktop\Trabalho DSC\Trabalho-DSC\Documentação\Prototipos de tela\Cadastro de Produtos\Sucesso.png</svg:desc></draw:frame></text:span><text:span text:style-name="T871"><draw:frame draw:z-index="251693056" draw:style-name="a25" draw:name="Imagem 46" text:anchor-type="paragraph" svg:x="0in" svg:y="1.75417in" svg:width="4.76042in" svg:height="2.43788in" style:rel-width="scale" style:rel-height="scale"><draw:image xlink:href="media/image24.png" xlink:type="simple" xlink:show="embed" xlink:actuate="onLoad"/><svg:title/><svg:desc>C:\Users\joao_\Desktop\Trabalho DSC\Trabalho-DSC\Documentação\Prototipos de tela\Cadastro de Produtos\Aviso.png</svg:desc></draw:frame></text:span></text:p>
      <text:p text:style-name="P872"/>
      <text:p text:style-name="P873"><text:span text:style-name="T874"><draw:frame draw:z-index="251694080" draw:style-name="a26" draw:name="Imagem 47" text:anchor-type="paragraph" svg:x="0in" svg:y="2.66528in" svg:width="4.76042in" svg:height="2.4375in" style:rel-width="scale" style:rel-height="scale"><draw:image xlink:href="media/image25.png" xlink:type="simple" xlink:show="embed" xlink:actuate="onLoad"/><svg:title/><svg:desc>C:\Users\joao_\Desktop\Trabalho DSC\Trabalho-DSC\Documentação\Prototipos de tela\Cadastro de Produtos\Campos.png</svg:desc></draw:frame></text:span><text:span text:style-name="T875"><draw:frame draw:z-index="251695104" draw:style-name="a27" draw:name="Imagem 48" text:anchor-type="paragraph" svg:x="0in" svg:y="0.00972in" svg:width="4.73958in" svg:height="2.42708in" style:rel-width="scale" style:rel-height="scale"><draw:image xlink:href="media/image26.png" xlink:type="simple" xlink:show="embed" xlink:actuate="onLoad"/><svg:title/><svg:desc>C:\Users\joao_\Desktop\Trabalho DSC\Trabalho-DSC\Documentação\Prototipos de tela\Cadastro de Produtos\Ja cadastrado.png</svg:desc></draw:frame></text:span></text:p>
      <text:p text:style-name="P876"/>
      <text:p text:style-name="P877">UC 2.2 – Buscar e Apagar Produto</text:p>
      <text:p text:style-name="P878"><text:span text:style-name="T879"><draw:frame draw:z-index="251700224" draw:style-name="a28" draw:name="Imagem 53" text:anchor-type="paragraph" svg:x="0in" svg:y="0.01181in" svg:width="4.75in" svg:height="2.43194in" style:rel-width="scale" style:rel-height="scale"><draw:image xlink:href="media/image27.png" xlink:type="simple" xlink:show="embed" xlink:actuate="onLoad"/><svg:title/><svg:desc>C:\Users\joao_\Desktop\Trabalho DSC\Trabalho-DSC\Documentação\Prototipos de tela\Buscar Produto\Buscar Produto.png</svg:desc></draw:frame></text:span></text:p>
      <text:p text:style-name="P880"/>
      <text:p text:style-name="P881"><text:span text:style-name="T882"><draw:frame draw:z-index="251699200" draw:style-name="a29" draw:name="Imagem 52" text:anchor-type="paragraph" svg:x="0in" svg:y="4.32014in" svg:width="4.75in" svg:height="2.43254in" style:rel-width="scale" style:rel-height="scale"><draw:image xlink:href="media/image28.png" xlink:type="simple" xlink:show="embed" xlink:actuate="onLoad"/><svg:title/><svg:desc>C:\Users\joao_\Desktop\Trabalho DSC\Trabalho-DSC\Documentação\Prototipos de tela\Buscar Produto\Aviso.png</svg:desc></draw:frame></text:span><text:span text:style-name="T883"><draw:frame draw:z-index="251703296" draw:style-name="a30" draw:name="Imagem 56" text:anchor-type="paragraph" svg:x="0in" svg:y="1.75833in" svg:width="4.75in" svg:height="2.43254in" style:rel-width="scale" style:rel-height="scale"><draw:image xlink:href="media/image29.png" xlink:type="simple" xlink:show="embed" xlink:actuate="onLoad"/><svg:title/><svg:desc>C:\Users\joao_\Desktop\Trabalho DSC\Trabalho-DSC\Documentação\Prototipos de tela\Buscar Produto\Lista.png</svg:desc></draw:frame></text:span></text:p>
      <text:p text:style-name="P884"/>
      <text:p text:style-name="P885"><text:span text:style-name="T886"><draw:frame draw:z-index="251702272" draw:style-name="a31" draw:name="Imagem 55" text:anchor-type="paragraph" svg:x="0in" svg:y="5.21806in" svg:width="4.74883in" svg:height="2.43194in" style:rel-width="scale" style:rel-height="scale"><draw:image xlink:href="media/image30.png" xlink:type="simple" xlink:show="embed" xlink:actuate="onLoad"/><svg:title/><svg:desc>C:\Users\joao_\Desktop\Trabalho DSC\Trabalho-DSC\Documentação\Prototipos de tela\Buscar Produto\Editar.png</svg:desc></draw:frame></text:span><text:span text:style-name="T887"><draw:frame draw:z-index="251697152" draw:style-name="a32" draw:name="Imagem 50" text:anchor-type="paragraph" svg:x="0in" svg:y="2.63403in" svg:width="4.75in" svg:height="2.43254in" style:rel-width="scale" style:rel-height="scale"><draw:image xlink:href="media/image31.png" xlink:type="simple" xlink:show="embed" xlink:actuate="onLoad"/><svg:title/><svg:desc>C:\Users\joao_\Desktop\Trabalho DSC\Trabalho-DSC\Documentação\Prototipos de tela\Buscar Produto\Apagado.png</svg:desc></draw:frame></text:span><text:span text:style-name="T888"><draw:frame draw:z-index="251698176" draw:style-name="a33" draw:name="Imagem 51" text:anchor-type="paragraph" svg:x="0in" svg:y="0.00903in" svg:width="4.73958in" svg:height="2.42708in" style:rel-width="scale" style:rel-height="scale"><draw:image xlink:href="media/image32.png" xlink:type="simple" xlink:show="embed" xlink:actuate="onLoad"/><svg:title/><svg:desc>C:\Users\joao_\Desktop\Trabalho DSC\Trabalho-DSC\Documentação\Prototipos de tela\Buscar Produto\Apagar.png</svg:desc></draw:frame></text:span></text:p>
      <text:p text:style-name="P889"/>
      <text:p text:style-name="P890"><text:span text:style-name="T891"><draw:frame draw:z-index="251701248" draw:style-name="a34" draw:name="Imagem 54" text:anchor-type="paragraph" svg:x="0in" svg:y="0.00417in" svg:width="4.75in" svg:height="2.43254in" style:rel-width="scale" style:rel-height="scale"><draw:image xlink:href="media/image33.png" xlink:type="simple" xlink:show="embed" xlink:actuate="onLoad"/><svg:title/><svg:desc>C:\Users\joao_\Desktop\Trabalho DSC\Trabalho-DSC\Documentação\Prototipos de tela\Buscar Produto\Editado.png</svg:desc></draw:frame></text:span></text:p>
      <text:soft-page-break/>
      <text:p text:style-name="P892">UC 2.3 – Saída de Produtos</text:p>
      <text:p text:style-name="Normal"><text:span text:style-name="T893"><draw:frame draw:z-index="251704320" draw:style-name="a35" draw:name="Imagem 57" text:anchor-type="paragraph" svg:x="0in" svg:y="0.00903in" svg:width="4.73934in" svg:height="2.42708in" style:rel-width="scale" style:rel-height="scale"><draw:image xlink:href="media/image34.png" xlink:type="simple" xlink:show="embed" xlink:actuate="onLoad"/><svg:title/><svg:desc>C:\Users\joao_\Desktop\Trabalho DSC\Trabalho-DSC\Documentação\Prototipos de tela\Saida de produtos\Saida.png</svg:desc></draw:frame></text:span></text:p>
      <text:p text:style-name="P894"><text:span text:style-name="T895"><draw:frame draw:z-index="251707392" draw:style-name="a36" draw:name="Imagem 60" text:anchor-type="paragraph" svg:x="0in" svg:y="6.91806in" svg:width="4.76042in" svg:height="2.43788in" style:rel-width="scale" style:rel-height="scale"><draw:image xlink:href="media/image35.png" xlink:type="simple" xlink:show="embed" xlink:actuate="onLoad"/><svg:title/><svg:desc>C:\Users\joao_\Desktop\Trabalho DSC\Trabalho-DSC\Documentação\Prototipos de tela\Saida de produtos\Sucesso.png</svg:desc></draw:frame></text:span><text:span text:style-name="T896"><draw:frame draw:z-index="251706368" draw:style-name="a37" draw:name="Imagem 59" text:anchor-type="paragraph" svg:x="0in" svg:y="4.43889in" svg:width="4.73889in" svg:height="2.42685in" style:rel-width="scale" style:rel-height="scale"><draw:image xlink:href="media/image36.png" xlink:type="simple" xlink:show="embed" xlink:actuate="onLoad"/><svg:title/><svg:desc>C:\Users\joao_\Desktop\Trabalho DSC\Trabalho-DSC\Documentação\Prototipos de tela\Saida de produtos\Retirada.png</svg:desc></draw:frame></text:span><text:span text:style-name="T897"><draw:frame draw:z-index="251705344" draw:style-name="a38" draw:name="Imagem 58" text:anchor-type="paragraph" svg:x="0in" svg:y="2.07431in" svg:width="4.73889in" svg:height="2.42685in" style:rel-width="scale" style:rel-height="scale"><draw:image xlink:href="media/image29.png" xlink:type="simple" xlink:show="embed" xlink:actuate="onLoad"/><svg:title/><svg:desc>C:\Users\joao_\Desktop\Trabalho DSC\Trabalho-DSC\Documentação\Prototipos de tela\Saida de produtos\Lista.png</svg:desc></draw:frame></text:span></text:p>
      <text:p text:style-name="P898"/>
      <text:p text:style-name="P899"/>
      <text:p text:style-name="P900"/>
      <text:p text:style-name="P901"/>
      <text:p text:style-name="P902"/>
      <text:p text:style-name="P903"/>
      <text:p text:style-name="P904"/>
      <text:p text:style-name="P905"/>
      <text:p text:style-name="P9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 fo:line-height="100%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8" style:parent-style-name="Cabeçalho" style:family="paragraph">
      <style:paragraph-properties fo:text-align="end"/>
    </style:style>
    <style:style style:name="T69" style:parent-style-name="Fonteparág.padrão" style:family="text">
      <style:text-properties fo:font-style="italic" style:font-style-asian="italic" fo:language="en" fo:country="US"/>
    </style:style>
    <style:style style:name="T70" style:parent-style-name="Fonteparág.padrão" style:family="text">
      <style:text-properties fo:font-style="italic" style:font-style-asian="italic"/>
    </style:style>
    <style:style style:name="P71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8"><text:span text:style-name="T69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0"><text:s text:c="67"/>Especificação dos Requisitos do Software</text:span></text:p>
      </style:header>
      <style:footer>
        <text:p text:style-name="P71"><text:page-number text:fixed="false">26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2T21:07:00Z</dc:date>
    <meta:template xlink:href="Normal.dotm" xlink:type="simple"/>
    <meta:editing-cycles>46</meta:editing-cycles>
    <meta:editing-duration>PT24660S</meta:editing-duration>
    <meta:document-statistic meta:page-count="30" meta:paragraph-count="20" meta:word-count="1519" meta:character-count="10163" meta:row-count="72" meta:non-whitespace-character-count="8664"/>
  </office:meta>
</office:document-meta>
</file>